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Dashed_20__28_var_29_" svg:stroke-width="0.08cm" svg:stroke-color="#000000" draw:marker-start-width="0.32cm" draw:marker-end-width="0.32cm" draw:fill="solid" draw:fill-color="#eeeeee" draw:textarea-vertical-align="middle" fo:padding-top="0.165cm" fo:padding-bottom="0.165cm" fo:padding-left="0.29cm" fo:padding-right="0.29cm"/>
    </style:style>
    <style:style style:name="gr2" style:family="graphic" style:parent-style-name="standard">
      <style:graphic-properties draw:stroke="dash" draw:stroke-dash="Dashed_20__28_var_29_" svg:stroke-width="0.08cm" svg:stroke-color="#000000" draw:marker-start-width="0.32cm" draw:marker-end-width="0.32cm" draw:fill="solid" draw:fill-color="#cccccc" draw:textarea-vertical-align="middle" fo:padding-top="0.165cm" fo:padding-bottom="0.165cm" fo:padding-left="0.29cm" fo:padding-right="0.29cm"/>
    </style:style>
    <style:style style:name="gr3" style:family="graphic" style:parent-style-name="standard">
      <style:graphic-properties draw:stroke="dash" draw:stroke-dash="Dashed_20__28_var_29_" svg:stroke-width="0.08cm" svg:stroke-color="#000000" draw:marker-start-width="0.32cm" draw:marker-end-width="0.32cm" draw:fill="solid" draw:fill-color="#999999" draw:textarea-vertical-align="middle" fo:padding-top="0.165cm" fo:padding-bottom="0.165cm" fo:padding-left="0.29cm" fo:padding-right="0.29cm"/>
    </style:style>
    <style:style style:name="gr4" style:family="graphic" style:parent-style-name="objectwithoutfill">
      <style:graphic-properties svg:stroke-width="0.08cm" svg:stroke-color="#000000" draw:marker-start-width="0.32cm" draw:marker-end-width="0.32cm" draw:fill="none" draw:textarea-vertical-align="middle" fo:padding-top="0.165cm" fo:padding-bottom="0.165cm" fo:padding-left="0.29cm" fo:padding-right="0.29cm"/>
    </style:style>
    <style:style style:name="gr5" style:family="graphic" style:parent-style-name="objectwithoutfill">
      <style:graphic-properties draw:stroke="dash" draw:stroke-dash="Dashed_20__28_var_29_" svg:stroke-width="0.08cm" svg:stroke-color="#999999" draw:marker-start-width="0.32cm" draw:marker-end-width="0.32cm" draw:fill="none" draw:textarea-vertical-align="middle" fo:padding-top="0.165cm" fo:padding-bottom="0.165cm" fo:padding-left="0.29cm" fo:padding-right="0.29cm"/>
    </style:style>
    <style:style style:name="gr6" style:family="graphic" style:parent-style-name="objectwithoutfill">
      <style:graphic-properties draw:stroke="solid" draw:stroke-dash="Dashed_20__28_var_29_" svg:stroke-width="0.08cm" svg:stroke-color="#000000" draw:marker-start-width="0.32cm" draw:marker-end-width="0.32cm" draw:fill="none" draw:textarea-vertical-align="middle" fo:padding-top="0.165cm" fo:padding-bottom="0.165cm" fo:padding-left="0.29cm" fo:padding-right="0.29cm"/>
    </style:style>
    <style:style style:name="gr7" style:family="graphic" style:parent-style-name="objectwithoutfill">
      <style:graphic-properties draw:stroke="dash" draw:stroke-dash="Dashed_20__28_var_29_" svg:stroke-width="0.1cm" svg:stroke-color="#999999" draw:fill="none" draw:textarea-vertical-align="middle" fo:padding-top="0.175cm" fo:padding-bottom="0.175cm" fo:padding-left="0.3cm" fo:padding-right="0.3cm"/>
    </style:style>
    <style:style style:name="gr8" style:family="graphic" style:parent-style-name="standard">
      <style:graphic-properties draw:stroke="solid" draw:stroke-dash="Dashed_20__28_var_29_" svg:stroke-width="0.08cm" svg:stroke-color="#999999" draw:marker-start-width="0.32cm" draw:marker-end-width="0.32cm" draw:fill="none" draw:textarea-vertical-align="middle" fo:padding-top="0.165cm" fo:padding-bottom="0.165cm" fo:padding-left="0.29cm" fo:padding-right="0.29cm"/>
    </style:style>
    <style:style style:name="gr9" style:family="graphic" style:parent-style-name="objectwithoutfill">
      <style:graphic-properties draw:stroke="dash" draw:stroke-dash="Dashed_20__28_var_29_" svg:stroke-width="0.08cm" svg:stroke-color="#999999" draw:marker-start-width="0.17cm" draw:marker-end-width="0.17cm" draw:fill="none" draw:textarea-vertical-align="middle" fo:padding-top="0.165cm" fo:padding-bottom="0.165cm" fo:padding-left="0.29cm" fo:padding-right="0.29cm"/>
    </style:style>
    <style:style style:name="gr10" style:family="graphic" style:parent-style-name="standard">
      <style:graphic-properties svg:stroke-width="0.08cm" svg:stroke-color="#000000" draw:marker-start-width="0.32cm" draw:marker-end-width="0.32cm" draw:fill="none" draw:textarea-horizontal-align="center" draw:textarea-vertical-align="middle" fo:padding-top="0.165cm" fo:padding-bottom="0.165cm" fo:padding-left="0.29cm" fo:padding-right="0.29cm"/>
    </style:style>
    <style:style style:name="gr11" style:family="graphic" style:parent-style-name="standard">
      <style:graphic-properties draw:stroke="none" svg:stroke-color="#000000" draw:fill="none" draw:fill-color="#ffffff" draw:textarea-horizontal-align="left" draw:auto-grow-height="true" draw:auto-grow-width="true" fo:min-height="1.893cm" fo:min-width="1.505cm"/>
    </style:style>
    <style:style style:name="gr12" style:family="graphic" style:parent-style-name="objectwithoutfill">
      <style:graphic-properties svg:stroke-width="0.2cm" draw:marker-start-width="0.35cm" draw:marker-end="Rounded_20_large_20_Arrow" draw:marker-end-width="0.45cm" draw:fill="none" draw:textarea-vertical-align="middle" fo:padding-top="0.225cm" fo:padding-bottom="0.225cm" fo:padding-left="0.35cm" fo:padding-right="0.35cm"/>
    </style:style>
    <style:style style:name="gr13" style:family="graphic" style:parent-style-name="standard">
      <style:graphic-properties draw:stroke="none" svg:stroke-color="#000000" draw:fill="none" draw:fill-color="#ffffff" draw:textarea-horizontal-align="left" draw:auto-grow-height="true" draw:auto-grow-width="true" fo:min-height="1.893cm" fo:min-width="17.109cm"/>
    </style:style>
    <style:style style:name="gr14" style:family="graphic" style:parent-style-name="standard">
      <style:graphic-properties draw:stroke="none" svg:stroke-color="#000000" draw:fill="none" draw:fill-color="#ffffff" draw:textarea-horizontal-align="left" draw:auto-grow-height="true" draw:auto-grow-width="true" fo:min-height="1.893cm" fo:min-width="10.717cm"/>
    </style:style>
    <style:style style:name="gr15" style:family="graphic" style:parent-style-name="objectwithoutfill">
      <style:graphic-properties draw:stroke="dash" draw:stroke-dash="Fine_20_Dashed" svg:stroke-width="0.2cm" svg:stroke-color="#999999" draw:marker-start-width="0.35cm" draw:marker-end="Rounded_20_large_20_Arrow" draw:marker-end-width="0.45cm" draw:fill="none" draw:textarea-vertical-align="middle" fo:padding-top="0.225cm" fo:padding-bottom="0.225cm" fo:padding-left="0.35cm" fo:padding-right="0.35cm"/>
    </style:style>
    <style:style style:name="gr16" style:family="graphic" style:parent-style-name="objectwithoutfill">
      <style:graphic-properties svg:stroke-width="0.2cm" draw:marker-start-width="0.5cm" draw:marker-end-width="0.5cm" draw:fill="none" draw:fill-color="#ffffff" draw:textarea-vertical-align="middle" fo:padding-top="0.225cm" fo:padding-bottom="0.225cm" fo:padding-left="0.35cm" fo:padding-right="0.35cm"/>
    </style:style>
    <style:style style:name="gr17" style:family="graphic" style:parent-style-name="standard">
      <style:graphic-properties draw:stroke="none" svg:stroke-color="#000000" draw:fill="none" draw:fill-color="#ffffff" draw:textarea-horizontal-align="left" draw:auto-grow-height="true" draw:auto-grow-width="true" fo:min-height="1.893cm" fo:min-width="17.579cm"/>
    </style:style>
    <style:style style:name="gr18" style:family="graphic" style:parent-style-name="objectwithoutfill">
      <style:graphic-properties draw:stroke="solid" draw:stroke-dash="Fine_20_Dashed" svg:stroke-width="0.2cm" draw:marker-start-width="0.5cm" draw:marker-end-width="0.5cm" draw:fill="none" draw:fill-color="#ffffff" draw:textarea-vertical-align="middle" fo:padding-top="0.225cm" fo:padding-bottom="0.225cm" fo:padding-left="0.35cm" fo:padding-right="0.35cm"/>
    </style:style>
    <style:style style:name="gr19" style:family="graphic" style:parent-style-name="standard">
      <style:graphic-properties draw:stroke="dash" draw:stroke-dash="Dashed_20__28_var_29_" svg:stroke-width="0.08cm" svg:stroke-color="#808080" draw:marker-start-width="0.32cm" draw:marker-end-width="0.32cm" draw:fill="none" draw:textarea-vertical-align="middle" fo:padding-top="0.165cm" fo:padding-bottom="0.165cm" fo:padding-left="0.29cm" fo:padding-right="0.29cm"/>
    </style:style>
    <style:style style:name="gr20" style:family="graphic" style:parent-style-name="standard">
      <style:graphic-properties draw:stroke="none" svg:stroke-color="#000000" draw:fill="none" draw:fill-color="#ffffff" draw:textarea-horizontal-align="left" draw:auto-grow-height="true" draw:auto-grow-width="true" fo:min-height="1.893cm" fo:min-width="7.241cm"/>
    </style:style>
    <style:style style:name="gr21" style:family="graphic" style:parent-style-name="objectwithoutfill">
      <style:graphic-properties svg:stroke-width="0.08cm" draw:marker-start-width="0.32cm" draw:marker-end-width="0.32cm" draw:fill="none" draw:textarea-vertical-align="middle" fo:padding-top="0.165cm" fo:padding-bottom="0.165cm" fo:padding-left="0.29cm" fo:padding-right="0.29cm"/>
    </style:style>
    <style:style style:name="gr22" style:family="graphic" style:parent-style-name="objectwithoutfill">
      <style:graphic-properties draw:stroke="dash" draw:stroke-dash="Dashed_20__28_var_29_" svg:stroke-width="0.08cm" draw:marker-start-width="0.32cm" draw:marker-end-width="0.32cm" draw:fill="none" draw:textarea-vertical-align="middle" fo:padding-top="0.165cm" fo:padding-bottom="0.165cm" fo:padding-left="0.29cm" fo:padding-right="0.29cm"/>
    </style:style>
    <style:style style:name="gr23" style:family="graphic" style:parent-style-name="standard">
      <style:graphic-properties svg:stroke-width="0.08cm" svg:stroke-color="#000000" draw:marker-start-width="0.32cm" draw:marker-end-width="0.32cm" draw:fill="solid" draw:fill-color="#eeeeee" draw:textarea-vertical-align="middle" fo:padding-top="0.165cm" fo:padding-bottom="0.165cm" fo:padding-left="0.29cm" fo:padding-right="0.29cm"/>
    </style:style>
    <style:style style:name="gr24" style:family="graphic" style:parent-style-name="standard">
      <style:graphic-properties svg:stroke-width="0.08cm" svg:stroke-color="#000000" draw:marker-start-width="0.32cm" draw:marker-end-width="0.32cm" draw:fill="solid" draw:fill-color="#cccccc" draw:textarea-vertical-align="middle" fo:padding-top="0.165cm" fo:padding-bottom="0.165cm" fo:padding-left="0.29cm" fo:padding-right="0.29cm"/>
    </style:style>
    <style:style style:name="gr25" style:family="graphic" style:parent-style-name="standard">
      <style:graphic-properties svg:stroke-width="0.08cm" svg:stroke-color="#000000" draw:marker-start-width="0.32cm" draw:marker-end-width="0.32cm" draw:fill="solid" draw:fill-color="#999999" draw:textarea-vertical-align="middle" fo:padding-top="0.165cm" fo:padding-bottom="0.165cm" fo:padding-left="0.29cm" fo:padding-right="0.29cm"/>
    </style:style>
    <style:style style:name="gr26" style:family="graphic" style:parent-style-name="standard">
      <style:graphic-properties draw:stroke="none" svg:stroke-color="#000000" draw:fill="none" draw:fill-color="#ffffff" draw:textarea-horizontal-align="left" draw:auto-grow-height="true" draw:auto-grow-width="true" fo:min-height="2.226cm" fo:min-width="14.213cm"/>
    </style:style>
    <style:style style:name="gr27" style:family="graphic" style:parent-style-name="standard">
      <style:graphic-properties draw:stroke="none" svg:stroke-color="#000000" draw:fill="none" draw:fill-color="#ffffff" draw:textarea-horizontal-align="left" draw:auto-grow-height="true" draw:auto-grow-width="true" fo:min-height="2.226cm" fo:min-width="10.67cm"/>
    </style:style>
    <style:style style:name="gr28" style:family="graphic" style:parent-style-name="standard">
      <style:graphic-properties draw:stroke="none" svg:stroke-color="#000000" draw:fill="none" draw:fill-color="#ffffff" draw:textarea-horizontal-align="left" draw:auto-grow-height="true" draw:auto-grow-width="true" fo:min-height="1.85cm" fo:min-width="0.805cm"/>
    </style:style>
    <style:style style:name="gr29" style:family="graphic" style:parent-style-name="objectwithoutfill">
      <style:graphic-properties draw:stroke="dash" draw:stroke-dash="Dashed_20__28_var_29_" svg:stroke-width="0.2cm" svg:stroke-color="#666666" draw:marker-start-width="0.5cm" draw:marker-end="Arrow" draw:marker-end-width="0.5cm" draw:fill="none" draw:textarea-vertical-align="middle" fo:padding-top="0.225cm" fo:padding-bottom="0.225cm" fo:padding-left="0.35cm" fo:padding-right="0.35cm"/>
    </style:style>
    <style:style style:name="gr30" style:family="graphic" style:parent-style-name="objectwithoutfill">
      <style:graphic-properties svg:stroke-width="0.2cm" draw:marker-start-width="0.5cm" draw:marker-end="" draw:marker-end-width="0.5cm" draw:fill="none" draw:textarea-horizontal-align="center" draw:textarea-vertical-align="middle" fo:padding-top="0.225cm" fo:padding-bottom="0.225cm" fo:padding-left="0.35cm" fo:padding-right="0.35cm"/>
    </style:style>
    <style:style style:name="P1" style:family="paragraph">
      <style:paragraph-properties fo:text-align="center"/>
    </style:style>
    <style:style style:name="P2" style:family="paragraph">
      <style:paragraph-properties fo:text-align="center"/>
      <style:text-properties fo:font-size="36pt"/>
    </style:style>
    <style:style style:name="P3" style:family="paragraph">
      <style:text-properties fo:font-size="48pt" style:font-size-asian="18pt" style:font-size-complex="18pt"/>
    </style:style>
    <style:style style:name="P4" style:family="paragraph">
      <style:paragraph-properties fo:text-align="end"/>
    </style:style>
    <style:style style:name="P5" style:family="paragraph">
      <style:paragraph-properties fo:text-align="end"/>
      <style:text-properties fo:font-size="48pt" style:font-size-asian="18pt" style:font-size-complex="18pt"/>
    </style:style>
    <style:style style:name="P6" style:family="paragraph">
      <style:paragraph-properties fo:text-align="center"/>
      <style:text-properties fo:font-size="48pt" style:font-size-asian="18pt" style:font-size-complex="18pt"/>
    </style:style>
    <style:style style:name="T1" style:family="text">
      <style:text-properties fo:font-size="48pt" style:font-size-asian="18pt" style:font-size-complex="18pt"/>
    </style:style>
    <style:style style:name="T2" style:family="text">
      <style:text-properties fo:font-size="48pt" fo:font-style="italic" style:font-size-asian="18pt" style:font-style-asian="italic" style:font-size-complex="18pt" style:font-style-complex="italic"/>
    </style:style>
    <style:style style:name="T3" style:family="text">
      <style:text-properties style:text-position="sub 75%" fo:font-size="48pt" style:font-size-asian="18pt" style:font-size-complex="18pt"/>
    </style:style>
    <style:style style:name="T4" style:family="text">
      <style:text-properties style:text-position="sub 75%" fo:font-size="48pt" fo:font-style="normal" style:font-size-asian="18pt" style:font-style-asian="normal" style:font-size-complex="18pt" style:font-style-complex="normal"/>
    </style:style>
    <style:style style:name="T5" style:family="text">
      <style:text-properties fo:font-size="48pt" fo:font-weight="bold" style:font-size-asian="18pt" style:font-weight-asian="bold" style:font-size-complex="18pt" style:font-weight-complex="bold"/>
    </style:style>
    <style:style style:name="T6" style:family="text">
      <style:text-properties fo:font-size="48pt" fo:font-weight="normal" style:font-size-asian="18pt" style:font-weight-asian="normal" style:font-size-complex="18pt" style:font-weight-complex="normal"/>
    </style:style>
    <style:style style:name="T7" style:family="text">
      <style:text-properties fo:font-size="48pt" fo:font-style="normal" fo:font-weight="bold" style:font-size-asian="18pt" style:font-style-asian="normal" style:font-weight-asian="bold" style:font-size-complex="18pt" style:font-style-complex="normal" style:font-weight-complex="bold"/>
    </style:style>
    <style:style style:name="T8" style:family="text">
      <style:text-properties fo:font-family="Arial" style:font-style-name="Normaali" style:font-family-generic="swiss" fo:font-size="48pt" style:font-family-asian="Arial" style:font-style-name-asian="Normaali" style:font-family-generic-asian="swiss" style:font-size-asian="18pt" style:font-family-complex="Arial" style:font-style-name-complex="Normaali" style:font-family-generic-complex="swiss"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olygon draw:style-name="gr1" draw:text-style-name="P1" draw:layer="layout" svg:width="9.099cm" svg:height="3.299cm" svg:x="15cm" svg:y="75cm" svg:viewBox="0 0 9100 3300" draw:points="9100,0 0,0 0,200 0,300 100,700 200,900 400,1200 800,1600 1200,1900 1700,2200 2300,2500 2800,2700 3400,2900 4100,3100 4600,3200 5400,3300">
            <text:p/>
          </draw:polygon>
          <draw:polygon draw:style-name="gr2" draw:text-style-name="P1" draw:layer="layout" svg:width="5.799cm" svg:height="1.799cm" svg:x="18.2cm" svg:y="75cm" svg:viewBox="0 0 5800 1800" draw:points="5800,0 0,0 100,400 300,700 700,1000 1100,1200 1600,1400 2000,1500 2800,1700 3900,1800">
            <text:p/>
          </draw:polygon>
          <draw:polygon draw:style-name="gr3" draw:text-style-name="P1" draw:layer="layout" svg:width="4.899cm" svg:height="1.199cm" svg:x="19.2cm" svg:y="75cm" svg:viewBox="0 0 4900 1200" draw:points="4900,0 0,0 100,200 400,500 800,700 1100,800 1500,900 2100,1000 2700,1100 3500,1200">
            <text:p/>
          </draw:polygon>
        </draw:g>
        <draw:line draw:style-name="gr4" draw:text-style-name="P2" draw:layer="layout" svg:x1="13.7cm" svg:y1="6.331cm" svg:x2="22.6cm" svg:y2="6.341cm">
          <text:p/>
        </draw:line>
        <draw:line draw:style-name="gr4" draw:text-style-name="P2" draw:layer="layout" svg:x1="13.7cm" svg:y1="6.331cm" svg:x2="13.7cm" svg:y2="39.175cm">
          <text:p/>
        </draw:line>
        <draw:line draw:style-name="gr4" draw:text-style-name="P2" draw:layer="layout" svg:x1="13.7cm" svg:y1="6.331cm" svg:x2="17.9cm" svg:y2="4.575cm">
          <text:p/>
        </draw:line>
        <draw:line draw:style-name="gr4" draw:text-style-name="P2" draw:layer="layout" svg:x1="13.7cm" svg:y1="39.173cm" svg:x2="22.7cm" svg:y2="39.175cm">
          <text:p/>
        </draw:line>
        <draw:line draw:style-name="gr5" draw:text-style-name="P2" draw:layer="layout" svg:x1="13.7cm" svg:y1="39.173cm" svg:x2="17.9cm" svg:y2="37.375cm">
          <text:p/>
        </draw:line>
        <draw:line draw:style-name="gr6" draw:text-style-name="P2" draw:layer="layout" svg:x1="17.75cm" svg:y1="4.585cm" svg:x2="26.5cm" svg:y2="4.6cm">
          <text:p/>
        </draw:line>
        <draw:line draw:style-name="gr6" draw:text-style-name="P2" draw:layer="layout" svg:x1="22.639cm" svg:y1="6.331cm" svg:x2="22.639cm" svg:y2="39.175cm">
          <text:p/>
        </draw:line>
        <draw:line draw:style-name="gr5" draw:text-style-name="P2" draw:layer="layout" svg:x1="17.857cm" svg:y1="6.331cm" svg:x2="17.857cm" svg:y2="37.463cm">
          <text:p/>
        </draw:line>
        <draw:line draw:style-name="gr7" draw:text-style-name="P2" draw:layer="layout" svg:x1="17.857cm" svg:y1="4.619cm" svg:x2="17.857cm" svg:y2="6.487cm">
          <text:p/>
        </draw:line>
        <draw:line draw:style-name="gr5" draw:text-style-name="P2" draw:layer="layout" svg:x1="17.757cm" svg:y1="37.461cm" svg:x2="26.6cm" svg:y2="37.475cm">
          <text:p/>
        </draw:line>
        <draw:line draw:style-name="gr6" draw:text-style-name="P2" draw:layer="layout" svg:x1="22.639cm" svg:y1="39.173cm" svg:x2="26.6cm" svg:y2="37.5cm">
          <text:p/>
        </draw:line>
        <draw:polyline draw:style-name="gr8" draw:text-style-name="P2" draw:layer="layout" svg:width="0.685cm" svg:height="0.399cm" svg:x="25.911cm" svg:y="33.427cm" svg:viewBox="0 0 686 400" draw:points="686,389 617,397 545,400 472,397 403,389 337,374 272,354 211,328 184,315 159,300 135,284 113,267 93,248 73,228 56,208 40,188 34,177 28,167 22,157 17,145 14,135 10,125 7,113 4,103 2,91 1,80 0,69 0,57 0,45 1,34 2,22 4,11 7,0">
          <text:p/>
        </draw:polyline>
        <draw:line draw:style-name="gr9" draw:text-style-name="P2" draw:layer="layout" svg:x1="25.856cm" svg:y1="4.645cm" svg:x2="25.905cm" svg:y2="33.519cm">
          <text:p/>
        </draw:line>
        <draw:line draw:style-name="gr10" draw:text-style-name="P2" draw:layer="layout" svg:x1="25.895cm" svg:y1="5cm" svg:x2="25.87cm" svg:y2="4.987cm">
          <text:p/>
        </draw:line>
        <draw:line draw:style-name="gr10" draw:text-style-name="P2" draw:layer="layout" svg:x1="25.87cm" svg:y1="4.987cm" svg:x2="25.846cm" svg:y2="4.973cm">
          <text:p/>
        </draw:line>
        <draw:line draw:style-name="gr10" draw:text-style-name="P2" draw:layer="layout" svg:x1="25.846cm" svg:y1="4.973cm" svg:x2="25.824cm" svg:y2="4.958cm">
          <text:p/>
        </draw:line>
        <draw:line draw:style-name="gr10" draw:text-style-name="P2" draw:layer="layout" svg:x1="25.824cm" svg:y1="4.958cm" svg:x2="25.803cm" svg:y2="4.942cm">
          <text:p/>
        </draw:line>
        <draw:line draw:style-name="gr10" draw:text-style-name="P2" draw:layer="layout" svg:x1="25.803cm" svg:y1="4.942cm" svg:x2="25.784cm" svg:y2="4.925cm">
          <text:p/>
        </draw:line>
        <draw:line draw:style-name="gr10" draw:text-style-name="P2" draw:layer="layout" svg:x1="25.784cm" svg:y1="4.925cm" svg:x2="25.766cm" svg:y2="4.907cm">
          <text:p/>
        </draw:line>
        <draw:line draw:style-name="gr10" draw:text-style-name="P2" draw:layer="layout" svg:x1="25.766cm" svg:y1="4.907cm" svg:x2="25.751cm" svg:y2="4.889cm">
          <text:p/>
        </draw:line>
        <draw:line draw:style-name="gr10" draw:text-style-name="P2" draw:layer="layout" svg:x1="25.752cm" svg:y1="4.889cm" svg:x2="25.739cm" svg:y2="4.871cm">
          <text:p/>
        </draw:line>
        <draw:line draw:style-name="gr10" draw:text-style-name="P2" draw:layer="layout" svg:x1="25.738cm" svg:y1="4.871cm" svg:x2="25.733cm" svg:y2="4.862cm">
          <text:p/>
        </draw:line>
        <draw:line draw:style-name="gr10" draw:text-style-name="P2" draw:layer="layout" svg:x1="25.734cm" svg:y1="4.862cm" svg:x2="25.729cm" svg:y2="4.853cm">
          <text:p/>
        </draw:line>
        <draw:line draw:style-name="gr10" draw:text-style-name="P2" draw:layer="layout" svg:x1="25.728cm" svg:y1="4.852cm" svg:x2="25.724cm" svg:y2="4.843cm">
          <text:p/>
        </draw:line>
        <draw:line draw:style-name="gr10" draw:text-style-name="P2" draw:layer="layout" svg:x1="25.725cm" svg:y1="4.843cm" svg:x2="25.721cm" svg:y2="4.834cm">
          <text:p/>
        </draw:line>
        <draw:line draw:style-name="gr10" draw:text-style-name="P2" draw:layer="layout" svg:x1="25.721cm" svg:y1="4.834cm" svg:x2="25.718cm" svg:y2="4.825cm">
          <text:p/>
        </draw:line>
        <draw:line draw:style-name="gr10" draw:text-style-name="P2" draw:layer="layout" svg:x1="25.717cm" svg:y1="4.825cm" svg:x2="25.715cm" svg:y2="4.815cm">
          <text:p/>
        </draw:line>
        <draw:line draw:style-name="gr10" draw:text-style-name="P2" draw:layer="layout" svg:x1="25.715cm" svg:y1="4.815cm" svg:x2="25.713cm" svg:y2="4.805cm">
          <text:p/>
        </draw:line>
        <draw:line draw:style-name="gr10" draw:text-style-name="P2" draw:layer="layout" svg:x1="25.713cm" svg:y1="4.805cm" svg:x2="25.712cm" svg:y2="4.795cm">
          <text:p/>
        </draw:line>
        <draw:line draw:style-name="gr10" draw:text-style-name="P2" draw:layer="layout" svg:x1="25.712cm" svg:y1="4.795cm" svg:x2="25.711cm" svg:y2="4.785cm">
          <text:p/>
        </draw:line>
        <draw:line draw:style-name="gr10" draw:text-style-name="P2" draw:layer="layout" svg:x1="25.711cm" svg:y1="4.785cm" svg:x2="25.711cm" svg:y2="4.775cm">
          <text:p/>
        </draw:line>
        <draw:line draw:style-name="gr10" draw:text-style-name="P2" draw:layer="layout" svg:x1="25.711cm" svg:y1="4.775cm" svg:x2="25.711cm" svg:y2="4.765cm">
          <text:p/>
        </draw:line>
        <draw:line draw:style-name="gr10" draw:text-style-name="P2" draw:layer="layout" svg:x1="25.711cm" svg:y1="4.765cm" svg:x2="25.712cm" svg:y2="4.755cm">
          <text:p/>
        </draw:line>
        <draw:line draw:style-name="gr10" draw:text-style-name="P2" draw:layer="layout" svg:x1="25.712cm" svg:y1="4.755cm" svg:x2="25.713cm" svg:y2="4.745cm">
          <text:p/>
        </draw:line>
        <draw:line draw:style-name="gr10" draw:text-style-name="P2" draw:layer="layout" svg:x1="25.713cm" svg:y1="4.745cm" svg:x2="25.715cm" svg:y2="4.735cm">
          <text:p/>
        </draw:line>
        <draw:line draw:style-name="gr10" draw:text-style-name="P2" draw:layer="layout" svg:x1="25.715cm" svg:y1="4.735cm" svg:x2="25.717cm" svg:y2="4.725cm">
          <text:p/>
        </draw:line>
        <draw:line draw:style-name="gr10" draw:text-style-name="P2" draw:layer="layout" svg:x1="25.718cm" svg:y1="4.725cm" svg:x2="25.721cm" svg:y2="4.716cm">
          <text:p/>
        </draw:line>
        <draw:line draw:style-name="gr10" draw:text-style-name="P2" draw:layer="layout" svg:x1="25.721cm" svg:y1="4.716cm" svg:x2="25.725cm" svg:y2="4.707cm">
          <text:p/>
        </draw:line>
        <draw:line draw:style-name="gr10" draw:text-style-name="P2" draw:layer="layout" svg:x1="25.724cm" svg:y1="4.706cm" svg:x2="25.728cm" svg:y2="4.697cm">
          <text:p/>
        </draw:line>
        <draw:line draw:style-name="gr10" draw:text-style-name="P2" draw:layer="layout" svg:x1="25.729cm" svg:y1="4.697cm" svg:x2="25.734cm" svg:y2="4.688cm">
          <text:p/>
        </draw:line>
        <draw:line draw:style-name="gr10" draw:text-style-name="P2" draw:layer="layout" svg:x1="25.733cm" svg:y1="4.688cm" svg:x2="25.738cm" svg:y2="4.679cm">
          <text:p/>
        </draw:line>
        <draw:line draw:style-name="gr10" draw:text-style-name="P2" draw:layer="layout" svg:x1="25.739cm" svg:y1="4.679cm" svg:x2="25.752cm" svg:y2="4.661cm">
          <text:p/>
        </draw:line>
        <draw:line draw:style-name="gr10" draw:text-style-name="P2" draw:layer="layout" svg:x1="25.751cm" svg:y1="4.661cm" svg:x2="25.766cm" svg:y2="4.643cm">
          <text:p/>
        </draw:line>
        <draw:frame draw:style-name="gr11" draw:text-style-name="P3" draw:layer="layout" svg:width="2.005cm" svg:height="2.143cm" svg:x="0.445cm" svg:y="0.358cm">
          <draw:text-box>
            <text:p><text:span text:style-name="T1">a)</text:span></text:p>
          </draw:text-box>
        </draw:frame>
        <draw:frame draw:style-name="gr11" draw:text-style-name="P3" draw:layer="layout" svg:width="2.005cm" svg:height="2.143cm" svg:x="43.8cm" svg:y="0.358cm">
          <draw:text-box>
            <text:p><text:span text:style-name="T1">b)</text:span></text:p>
          </draw:text-box>
        </draw:frame>
        <draw:line draw:style-name="gr12" draw:text-style-name="P2" draw:layer="layout" svg:x1="20.05cm" svg:y1="1.699cm" svg:x2="20.05cm" svg:y2="5.8cm">
          <text:p/>
        </draw:line>
        <draw:frame draw:style-name="gr13" draw:text-style-name="P3" draw:layer="layout" svg:width="17.609cm" svg:height="2.143cm" svg:x="11.246cm" svg:y="-0.099cm">
          <draw:text-box>
            <text:p><text:span text:style-name="T1">Maanpinnan lämpövuo</text:span></text:p>
          </draw:text-box>
        </draw:frame>
        <draw:frame draw:style-name="gr14" draw:text-style-name="P5" draw:layer="layout" svg:width="11.217cm" svg:height="4.035cm" svg:x="0cm" svg:y="20.3cm">
          <draw:text-box>
            <text:p text:style-name="P4"><text:span text:style-name="T1">Lämmöneriste</text:span></text:p>
            <text:p text:style-name="P4"><text:span text:style-name="T1">(ulkoreuna)</text:span></text:p>
          </draw:text-box>
        </draw:frame>
        <draw:line draw:style-name="gr15" draw:text-style-name="P2" draw:layer="layout" svg:x1="13.6cm" svg:y1="22.35cm" svg:x2="16cm" svg:y2="22.35cm">
          <text:p/>
        </draw:line>
        <draw:line draw:style-name="gr16" draw:text-style-name="P1" draw:layer="layout" svg:x1="13.9cm" svg:y1="22.35cm" svg:x2="11.4cm" svg:y2="22.35cm">
          <text:p/>
        </draw:line>
        <draw:line draw:style-name="gr12" draw:text-style-name="P2" draw:layer="layout" svg:x1="29.051cm" svg:y1="22.251cm" svg:x2="24.5cm" svg:y2="22.3cm">
          <text:p/>
        </draw:line>
        <draw:frame draw:style-name="gr14" draw:text-style-name="P3" draw:layer="layout" svg:width="12.626cm" svg:height="4.035cm" svg:x="29.001cm" svg:y="20.401cm">
          <draw:text-box>
            <text:p><text:span text:style-name="T1">Lämmöneriste</text:span></text:p>
            <text:p><text:span text:style-name="T1">(symmetriataso)</text:span></text:p>
          </draw:text-box>
        </draw:frame>
        <draw:line draw:style-name="gr15" draw:text-style-name="P2" draw:layer="layout" svg:x1="20.051cm" svg:y1="41.85cm" svg:x2="20.051cm" svg:y2="37.749cm">
          <text:p/>
        </draw:line>
        <draw:line draw:style-name="gr16" draw:text-style-name="P1" draw:layer="layout" svg:x1="20.05cm" svg:y1="41.85cm" svg:x2="20.05cm" svg:y2="39.35cm">
          <text:p/>
        </draw:line>
        <draw:frame draw:style-name="gr17" draw:text-style-name="P3" draw:layer="layout" svg:width="18.079cm" svg:height="2.143cm" svg:x="11.083cm" svg:y="41.857cm">
          <draw:text-box>
            <text:p><text:span text:style-name="T1">Geoterminen lämpövuo</text:span></text:p>
          </draw:text-box>
        </draw:frame>
        <draw:line draw:style-name="gr12" draw:text-style-name="P2" draw:layer="layout" svg:x1="11.403cm" svg:y1="26.257cm" svg:x2="16.898cm" svg:y2="23.694cm">
          <text:p/>
        </draw:line>
        <draw:frame draw:style-name="gr14" draw:text-style-name="P5" draw:layer="layout" svg:width="11.217cm" svg:height="4.035cm" draw:transform="skewX (-8.22798569882537E-017) rotate (0.4363323129985) translate (0.2cm 29.193cm)">
          <draw:text-box>
            <text:p text:style-name="P4"><text:span text:style-name="T1">Lämmöneriste</text:span></text:p>
            <text:p text:style-name="P4"><text:span text:style-name="T1">(ulkoreuna)</text:span></text:p>
          </draw:text-box>
        </draw:frame>
        <draw:line draw:style-name="gr15" draw:text-style-name="P2" draw:layer="layout" svg:x1="26.702cm" svg:y1="19.004cm" svg:x2="23.504cm" svg:y2="20.495cm">
          <text:p/>
        </draw:line>
        <draw:frame draw:style-name="gr14" draw:text-style-name="P3" draw:layer="layout" svg:width="12.626cm" svg:height="4.035cm" draw:transform="skewX (-7.30985535514556E-017) rotate (0.4363323129985) translate (28.4cm 15.958cm)">
          <draw:text-box>
            <text:p><text:span text:style-name="T1">Lämmöneriste</text:span></text:p>
            <text:p><text:span text:style-name="T1">(symmetriataso)</text:span></text:p>
          </draw:text-box>
        </draw:frame>
        <draw:line draw:style-name="gr18" draw:text-style-name="P1" draw:layer="layout" svg:x1="26.576cm" svg:y1="19.051cm" svg:x2="29.009cm" svg:y2="17.917cm">
          <text:p/>
        </draw:line>
        <draw:line draw:style-name="gr4" draw:text-style-name="P2" draw:layer="layout" svg:x1="57.255cm" svg:y1="6.356cm" svg:x2="66.155cm" svg:y2="6.366cm">
          <text:p/>
        </draw:line>
        <draw:line draw:style-name="gr4" draw:text-style-name="P2" draw:layer="layout" svg:x1="57.255cm" svg:y1="6.356cm" svg:x2="57.255cm" svg:y2="39.2cm">
          <text:p/>
        </draw:line>
        <draw:line draw:style-name="gr4" draw:text-style-name="P2" draw:layer="layout" svg:x1="57.255cm" svg:y1="6.356cm" svg:x2="61.455cm" svg:y2="4.6cm">
          <text:p/>
        </draw:line>
        <draw:line draw:style-name="gr4" draw:text-style-name="P2" draw:layer="layout" svg:x1="57.255cm" svg:y1="39.198cm" svg:x2="66.255cm" svg:y2="39.2cm">
          <text:p/>
        </draw:line>
        <draw:line draw:style-name="gr5" draw:text-style-name="P2" draw:layer="layout" svg:x1="57.255cm" svg:y1="39.198cm" svg:x2="61.455cm" svg:y2="37.4cm">
          <text:p/>
        </draw:line>
        <draw:line draw:style-name="gr6" draw:text-style-name="P2" draw:layer="layout" svg:x1="66.194cm" svg:y1="6.356cm" svg:x2="70.205cm" svg:y2="4.6cm">
          <text:p/>
        </draw:line>
        <draw:line draw:style-name="gr6" draw:text-style-name="P2" draw:layer="layout" svg:x1="61.405cm" svg:y1="4.61cm" svg:x2="70.205cm" svg:y2="4.6cm">
          <text:p/>
        </draw:line>
        <draw:line draw:style-name="gr6" draw:text-style-name="P2" draw:layer="layout" svg:x1="66.194cm" svg:y1="6.356cm" svg:x2="66.194cm" svg:y2="39.2cm">
          <text:p/>
        </draw:line>
        <draw:line draw:style-name="gr5" draw:text-style-name="P2" draw:layer="layout" svg:x1="61.412cm" svg:y1="6.356cm" svg:x2="61.412cm" svg:y2="37.488cm">
          <text:p/>
        </draw:line>
        <draw:line draw:style-name="gr7" draw:text-style-name="P2" draw:layer="layout" svg:x1="61.412cm" svg:y1="4.644cm" svg:x2="61.412cm" svg:y2="6.512cm">
          <text:p/>
        </draw:line>
        <draw:line draw:style-name="gr5" draw:text-style-name="P2" draw:layer="layout" svg:x1="61.312cm" svg:y1="37.486cm" svg:x2="70.155cm" svg:y2="37.5cm">
          <text:p/>
        </draw:line>
        <draw:line draw:style-name="gr6" draw:text-style-name="P2" draw:layer="layout" svg:x1="66.194cm" svg:y1="39.198cm" svg:x2="70.155cm" svg:y2="37.5cm">
          <text:p/>
        </draw:line>
        <draw:line draw:style-name="gr6" draw:text-style-name="P2" draw:layer="layout" svg:x1="70.155cm" svg:y1="4.656cm" svg:x2="70.155cm" svg:y2="37.5cm">
          <text:p/>
        </draw:line>
        <draw:line draw:style-name="gr10" draw:text-style-name="P2" draw:layer="layout" svg:x1="68.056cm" svg:y1="4.916cm" svg:x2="68.019cm" svg:y2="4.915cm">
          <text:p/>
        </draw:line>
        <draw:line draw:style-name="gr10" draw:text-style-name="P2" draw:layer="layout" svg:x1="68.019cm" svg:y1="4.916cm" svg:x2="67.983cm" svg:y2="4.914cm">
          <text:p/>
        </draw:line>
        <draw:line draw:style-name="gr10" draw:text-style-name="P2" draw:layer="layout" svg:x1="67.983cm" svg:y1="4.914cm" svg:x2="67.948cm" svg:y2="4.911cm">
          <text:p/>
        </draw:line>
        <draw:line draw:style-name="gr10" draw:text-style-name="P2" draw:layer="layout" svg:x1="67.948cm" svg:y1="4.91cm" svg:x2="67.914cm" svg:y2="4.906cm">
          <text:p/>
        </draw:line>
        <draw:line draw:style-name="gr10" draw:text-style-name="P2" draw:layer="layout" svg:x1="67.914cm" svg:y1="4.907cm" svg:x2="67.881cm" svg:y2="4.901cm">
          <text:p/>
        </draw:line>
        <draw:line draw:style-name="gr10" draw:text-style-name="P2" draw:layer="layout" svg:x1="67.881cm" svg:y1="4.901cm" svg:x2="67.848cm" svg:y2="4.894cm">
          <text:p/>
        </draw:line>
        <draw:line draw:style-name="gr10" draw:text-style-name="P2" draw:layer="layout" svg:x1="67.849cm" svg:y1="4.893cm" svg:x2="67.816cm" svg:y2="4.885cm">
          <text:p/>
        </draw:line>
        <draw:line draw:style-name="gr10" draw:text-style-name="P2" draw:layer="layout" svg:x1="67.816cm" svg:y1="4.886cm" svg:x2="67.783cm" svg:y2="4.876cm">
          <text:p/>
        </draw:line>
        <draw:line draw:style-name="gr10" draw:text-style-name="P2" draw:layer="layout" svg:x1="67.783cm" svg:y1="4.876cm" svg:x2="67.752cm" svg:y2="4.865cm">
          <text:p/>
        </draw:line>
        <draw:line draw:style-name="gr10" draw:text-style-name="P2" draw:layer="layout" svg:x1="67.752cm" svg:y1="4.865cm" svg:x2="67.723cm" svg:y2="4.854cm">
          <text:p/>
        </draw:line>
        <draw:line draw:style-name="gr10" draw:text-style-name="P2" draw:layer="layout" svg:x1="67.722cm" svg:y1="4.854cm" svg:x2="67.695cm" svg:y2="4.842cm">
          <text:p/>
        </draw:line>
        <draw:line draw:style-name="gr10" draw:text-style-name="P2" draw:layer="layout" svg:x1="67.695cm" svg:y1="4.841cm" svg:x2="67.67cm" svg:y2="4.828cm">
          <text:p/>
        </draw:line>
        <draw:line draw:style-name="gr10" draw:text-style-name="P2" draw:layer="layout" svg:x1="67.67cm" svg:y1="4.828cm" svg:x2="67.646cm" svg:y2="4.814cm">
          <text:p/>
        </draw:line>
        <draw:line draw:style-name="gr10" draw:text-style-name="P2" draw:layer="layout" svg:x1="67.646cm" svg:y1="4.814cm" svg:x2="67.624cm" svg:y2="4.799cm">
          <text:p/>
        </draw:line>
        <draw:line draw:style-name="gr10" draw:text-style-name="P2" draw:layer="layout" svg:x1="67.624cm" svg:y1="4.799cm" svg:x2="67.603cm" svg:y2="4.783cm">
          <text:p/>
        </draw:line>
        <draw:line draw:style-name="gr10" draw:text-style-name="P2" draw:layer="layout" svg:x1="67.603cm" svg:y1="4.783cm" svg:x2="67.584cm" svg:y2="4.766cm">
          <text:p/>
        </draw:line>
        <draw:line draw:style-name="gr10" draw:text-style-name="P2" draw:layer="layout" svg:x1="67.584cm" svg:y1="4.766cm" svg:x2="67.566cm" svg:y2="4.748cm">
          <text:p/>
        </draw:line>
        <draw:line draw:style-name="gr10" draw:text-style-name="P2" draw:layer="layout" svg:x1="67.566cm" svg:y1="4.748cm" svg:x2="67.551cm" svg:y2="4.73cm">
          <text:p/>
        </draw:line>
        <draw:line draw:style-name="gr10" draw:text-style-name="P2" draw:layer="layout" svg:x1="67.552cm" svg:y1="4.73cm" svg:x2="67.539cm" svg:y2="4.712cm">
          <text:p/>
        </draw:line>
        <draw:line draw:style-name="gr10" draw:text-style-name="P2" draw:layer="layout" svg:x1="67.538cm" svg:y1="4.712cm" svg:x2="67.533cm" svg:y2="4.703cm">
          <text:p/>
        </draw:line>
        <draw:line draw:style-name="gr10" draw:text-style-name="P2" draw:layer="layout" svg:x1="67.534cm" svg:y1="4.703cm" svg:x2="67.529cm" svg:y2="4.694cm">
          <text:p/>
        </draw:line>
        <draw:line draw:style-name="gr10" draw:text-style-name="P2" draw:layer="layout" svg:x1="67.528cm" svg:y1="4.693cm" svg:x2="67.524cm" svg:y2="4.684cm">
          <text:p/>
        </draw:line>
        <draw:line draw:style-name="gr10" draw:text-style-name="P2" draw:layer="layout" svg:x1="67.525cm" svg:y1="4.684cm" svg:x2="67.521cm" svg:y2="4.675cm">
          <text:p/>
        </draw:line>
        <draw:line draw:style-name="gr10" draw:text-style-name="P2" draw:layer="layout" svg:x1="67.521cm" svg:y1="4.675cm" svg:x2="67.518cm" svg:y2="4.666cm">
          <text:p/>
        </draw:line>
        <draw:line draw:style-name="gr10" draw:text-style-name="P2" draw:layer="layout" svg:x1="67.517cm" svg:y1="4.666cm" svg:x2="67.515cm" svg:y2="4.656cm">
          <text:p/>
        </draw:line>
        <draw:line draw:style-name="gr10" draw:text-style-name="P2" draw:layer="layout" svg:x1="67.515cm" svg:y1="4.656cm" svg:x2="67.513cm" svg:y2="4.646cm">
          <text:p/>
        </draw:line>
        <draw:line draw:style-name="gr10" draw:text-style-name="P2" draw:layer="layout" svg:x1="67.513cm" svg:y1="4.646cm" svg:x2="67.512cm" svg:y2="4.636cm">
          <text:p/>
        </draw:line>
        <draw:line draw:style-name="gr10" draw:text-style-name="P2" draw:layer="layout" svg:x1="67.512cm" svg:y1="4.636cm" svg:x2="67.511cm" svg:y2="4.626cm">
          <text:p/>
        </draw:line>
        <draw:line draw:style-name="gr10" draw:text-style-name="P2" draw:layer="layout" svg:x1="67.511cm" svg:y1="4.626cm" svg:x2="67.511cm" svg:y2="4.616cm">
          <text:p/>
        </draw:line>
        <draw:line draw:style-name="gr10" draw:text-style-name="P2" draw:layer="layout" svg:x1="67.511cm" svg:y1="4.616cm" svg:x2="67.511cm" svg:y2="4.606cm">
          <text:p/>
        </draw:line>
        <draw:line draw:style-name="gr10" draw:text-style-name="P2" draw:layer="layout" svg:x1="67.511cm" svg:y1="4.606cm" svg:x2="67.512cm" svg:y2="4.596cm">
          <text:p/>
        </draw:line>
        <draw:line draw:style-name="gr10" draw:text-style-name="P2" draw:layer="layout" svg:x1="67.512cm" svg:y1="4.596cm" svg:x2="67.513cm" svg:y2="4.586cm">
          <text:p/>
        </draw:line>
        <draw:line draw:style-name="gr10" draw:text-style-name="P2" draw:layer="layout" svg:x1="67.513cm" svg:y1="4.586cm" svg:x2="67.515cm" svg:y2="4.576cm">
          <text:p/>
        </draw:line>
        <draw:line draw:style-name="gr10" draw:text-style-name="P2" draw:layer="layout" svg:x1="67.515cm" svg:y1="4.576cm" svg:x2="67.517cm" svg:y2="4.566cm">
          <text:p/>
        </draw:line>
        <draw:line draw:style-name="gr10" draw:text-style-name="P2" draw:layer="layout" svg:x1="67.518cm" svg:y1="4.566cm" svg:x2="67.521cm" svg:y2="4.557cm">
          <text:p/>
        </draw:line>
        <draw:line draw:style-name="gr10" draw:text-style-name="P2" draw:layer="layout" svg:x1="67.521cm" svg:y1="4.557cm" svg:x2="67.525cm" svg:y2="4.548cm">
          <text:p/>
        </draw:line>
        <draw:line draw:style-name="gr10" draw:text-style-name="P2" draw:layer="layout" svg:x1="67.524cm" svg:y1="4.547cm" svg:x2="67.528cm" svg:y2="4.538cm">
          <text:p/>
        </draw:line>
        <draw:line draw:style-name="gr10" draw:text-style-name="P2" draw:layer="layout" svg:x1="68.582cm" svg:y1="4.538cm" svg:x2="68.586cm" svg:y2="4.547cm">
          <text:p/>
        </draw:line>
        <draw:line draw:style-name="gr10" draw:text-style-name="P2" draw:layer="layout" svg:x1="68.587cm" svg:y1="4.548cm" svg:x2="68.591cm" svg:y2="4.557cm">
          <text:p/>
        </draw:line>
        <draw:line draw:style-name="gr10" draw:text-style-name="P2" draw:layer="layout" svg:x1="68.59cm" svg:y1="4.557cm" svg:x2="68.593cm" svg:y2="4.566cm">
          <text:p/>
        </draw:line>
        <draw:line draw:style-name="gr10" draw:text-style-name="P2" draw:layer="layout" svg:x1="68.593cm" svg:y1="4.566cm" svg:x2="68.595cm" svg:y2="4.576cm">
          <text:p/>
        </draw:line>
        <draw:line draw:style-name="gr10" draw:text-style-name="P2" draw:layer="layout" svg:x1="68.596cm" svg:y1="4.576cm" svg:x2="68.598cm" svg:y2="4.586cm">
          <text:p/>
        </draw:line>
        <draw:line draw:style-name="gr10" draw:text-style-name="P2" draw:layer="layout" svg:x1="68.598cm" svg:y1="4.586cm" svg:x2="68.599cm" svg:y2="4.596cm">
          <text:p/>
        </draw:line>
        <draw:line draw:style-name="gr10" draw:text-style-name="P2" draw:layer="layout" svg:x1="68.599cm" svg:y1="4.596cm" svg:x2="68.6cm" svg:y2="4.606cm">
          <text:p/>
        </draw:line>
        <draw:line draw:style-name="gr10" draw:text-style-name="P2" draw:layer="layout" svg:x1="68.6cm" svg:y1="4.606cm" svg:x2="68.6cm" svg:y2="4.616cm">
          <text:p/>
        </draw:line>
        <draw:line draw:style-name="gr10" draw:text-style-name="P2" draw:layer="layout" svg:x1="68.6cm" svg:y1="4.616cm" svg:x2="68.6cm" svg:y2="4.626cm">
          <text:p/>
        </draw:line>
        <draw:line draw:style-name="gr10" draw:text-style-name="P2" draw:layer="layout" svg:x1="68.6cm" svg:y1="4.626cm" svg:x2="68.599cm" svg:y2="4.636cm">
          <text:p/>
        </draw:line>
        <draw:line draw:style-name="gr10" draw:text-style-name="P2" draw:layer="layout" svg:x1="68.599cm" svg:y1="4.636cm" svg:x2="68.598cm" svg:y2="4.646cm">
          <text:p/>
        </draw:line>
        <draw:line draw:style-name="gr10" draw:text-style-name="P2" draw:layer="layout" svg:x1="68.598cm" svg:y1="4.646cm" svg:x2="68.596cm" svg:y2="4.656cm">
          <text:p/>
        </draw:line>
        <draw:line draw:style-name="gr10" draw:text-style-name="P2" draw:layer="layout" svg:x1="68.595cm" svg:y1="4.656cm" svg:x2="68.593cm" svg:y2="4.666cm">
          <text:p/>
        </draw:line>
        <draw:line draw:style-name="gr10" draw:text-style-name="P2" draw:layer="layout" svg:x1="68.593cm" svg:y1="4.666cm" svg:x2="68.59cm" svg:y2="4.675cm">
          <text:p/>
        </draw:line>
        <draw:line draw:style-name="gr10" draw:text-style-name="P2" draw:layer="layout" svg:x1="68.591cm" svg:y1="4.675cm" svg:x2="68.587cm" svg:y2="4.684cm">
          <text:p/>
        </draw:line>
        <draw:line draw:style-name="gr10" draw:text-style-name="P2" draw:layer="layout" svg:x1="68.586cm" svg:y1="4.684cm" svg:x2="68.582cm" svg:y2="4.693cm">
          <text:p/>
        </draw:line>
        <draw:line draw:style-name="gr10" draw:text-style-name="P2" draw:layer="layout" svg:x1="68.583cm" svg:y1="4.694cm" svg:x2="68.578cm" svg:y2="4.703cm">
          <text:p/>
        </draw:line>
        <draw:line draw:style-name="gr10" draw:text-style-name="P2" draw:layer="layout" svg:x1="68.577cm" svg:y1="4.703cm" svg:x2="68.572cm" svg:y2="4.712cm">
          <text:p/>
        </draw:line>
        <draw:line draw:style-name="gr10" draw:text-style-name="P2" draw:layer="layout" svg:x1="68.573cm" svg:y1="4.712cm" svg:x2="68.56cm" svg:y2="4.73cm">
          <text:p/>
        </draw:line>
        <draw:line draw:style-name="gr10" draw:text-style-name="P2" draw:layer="layout" svg:x1="68.56cm" svg:y1="4.73cm" svg:x2="68.545cm" svg:y2="4.748cm">
          <text:p/>
        </draw:line>
        <draw:line draw:style-name="gr10" draw:text-style-name="P2" draw:layer="layout" svg:x1="68.545cm" svg:y1="4.748cm" svg:x2="68.527cm" svg:y2="4.766cm">
          <text:p/>
        </draw:line>
        <draw:line draw:style-name="gr10" draw:text-style-name="P2" draw:layer="layout" svg:x1="68.527cm" svg:y1="4.766cm" svg:x2="68.508cm" svg:y2="4.783cm">
          <text:p/>
        </draw:line>
        <draw:line draw:style-name="gr10" draw:text-style-name="P2" draw:layer="layout" svg:x1="68.508cm" svg:y1="4.783cm" svg:x2="68.487cm" svg:y2="4.799cm">
          <text:p/>
        </draw:line>
        <draw:line draw:style-name="gr10" draw:text-style-name="P2" draw:layer="layout" svg:x1="68.487cm" svg:y1="4.799cm" svg:x2="68.465cm" svg:y2="4.814cm">
          <text:p/>
        </draw:line>
        <draw:line draw:style-name="gr10" draw:text-style-name="P2" draw:layer="layout" svg:x1="68.465cm" svg:y1="4.814cm" svg:x2="68.441cm" svg:y2="4.828cm">
          <text:p/>
        </draw:line>
        <draw:line draw:style-name="gr10" draw:text-style-name="P2" draw:layer="layout" svg:x1="68.441cm" svg:y1="4.828cm" svg:x2="68.416cm" svg:y2="4.841cm">
          <text:p/>
        </draw:line>
        <draw:line draw:style-name="gr10" draw:text-style-name="P2" draw:layer="layout" svg:x1="68.415cm" svg:y1="4.842cm" svg:x2="68.388cm" svg:y2="4.854cm">
          <text:p/>
        </draw:line>
        <draw:line draw:style-name="gr10" draw:text-style-name="P2" draw:layer="layout" svg:x1="68.388cm" svg:y1="4.854cm" svg:x2="68.359cm" svg:y2="4.865cm">
          <text:p/>
        </draw:line>
        <draw:line draw:style-name="gr10" draw:text-style-name="P2" draw:layer="layout" svg:x1="68.359cm" svg:y1="4.865cm" svg:x2="68.328cm" svg:y2="4.876cm">
          <text:p/>
        </draw:line>
        <draw:line draw:style-name="gr10" draw:text-style-name="P2" draw:layer="layout" svg:x1="68.328cm" svg:y1="4.876cm" svg:x2="68.295cm" svg:y2="4.886cm">
          <text:p/>
        </draw:line>
        <draw:line draw:style-name="gr10" draw:text-style-name="P2" draw:layer="layout" svg:x1="68.296cm" svg:y1="4.885cm" svg:x2="68.263cm" svg:y2="4.893cm">
          <text:p/>
        </draw:line>
        <draw:line draw:style-name="gr10" draw:text-style-name="P2" draw:layer="layout" svg:x1="68.263cm" svg:y1="4.894cm" svg:x2="68.23cm" svg:y2="4.901cm">
          <text:p/>
        </draw:line>
        <draw:line draw:style-name="gr10" draw:text-style-name="P2" draw:layer="layout" svg:x1="68.23cm" svg:y1="4.901cm" svg:x2="68.197cm" svg:y2="4.907cm">
          <text:p/>
        </draw:line>
        <draw:line draw:style-name="gr10" draw:text-style-name="P2" draw:layer="layout" svg:x1="68.197cm" svg:y1="4.906cm" svg:x2="68.163cm" svg:y2="4.91cm">
          <text:p/>
        </draw:line>
        <draw:line draw:style-name="gr10" draw:text-style-name="P2" draw:layer="layout" svg:x1="68.163cm" svg:y1="4.911cm" svg:x2="68.128cm" svg:y2="4.914cm">
          <text:p/>
        </draw:line>
        <draw:line draw:style-name="gr10" draw:text-style-name="P2" draw:layer="layout" svg:x1="68.128cm" svg:y1="4.914cm" svg:x2="68.092cm" svg:y2="4.916cm">
          <text:p/>
        </draw:line>
        <draw:line draw:style-name="gr10" draw:text-style-name="P2" draw:layer="layout" svg:x1="68.093cm" svg:y1="4.915cm" svg:x2="68.056cm" svg:y2="4.916cm">
          <text:p/>
        </draw:line>
        <draw:polyline draw:style-name="gr19" draw:text-style-name="P2" draw:layer="layout" svg:width="1.088cm" svg:height="0.399cm" svg:x="67.566cm" svg:y="33.468cm" svg:viewBox="0 0 1089 400" draw:points="1082,0 1085,11 1087,22 1088,34 1089,45 1089,57 1089,69 1088,80 1087,91 1085,103 1082,113 1079,125 1075,135 1072,145 1067,157 1061,167 1055,177 1049,188 1034,208 1016,228 996,248 976,267 954,284 930,300 905,315 878,328 817,354 752,374 686,389 617,397 545,400 472,397 403,389 337,374 272,354 211,328 184,315 159,300 135,284 113,267 93,248 73,228 56,208 40,188 34,177 28,167 22,157 17,145 14,135 10,125 7,113 4,103 2,91 1,80 0,69 0,57 0,45 1,34 2,22 4,11 7,0">
          <text:p/>
        </draw:polyline>
        <draw:line draw:style-name="gr7" draw:text-style-name="P2" draw:layer="layout" svg:x1="68.6cm" svg:y1="4.686cm" svg:x2="68.649cm" svg:y2="33.56cm">
          <text:p/>
        </draw:line>
        <draw:line draw:style-name="gr7" draw:text-style-name="P2" draw:layer="layout" svg:x1="67.511cm" svg:y1="4.686cm" svg:x2="67.56cm" svg:y2="33.56cm">
          <text:p/>
        </draw:line>
        <draw:line draw:style-name="gr15" draw:text-style-name="P2" draw:layer="layout" svg:x1="63.652cm" svg:y1="41.751cm" svg:x2="63.652cm" svg:y2="37.65cm">
          <text:p/>
        </draw:line>
        <draw:line draw:style-name="gr16" draw:text-style-name="P1" draw:layer="layout" svg:x1="63.651cm" svg:y1="41.751cm" svg:x2="63.651cm" svg:y2="39.251cm">
          <text:p/>
        </draw:line>
        <draw:frame draw:style-name="gr17" draw:text-style-name="P3" draw:layer="layout" svg:width="18.079cm" svg:height="2.143cm" svg:x="54.684cm" svg:y="41.758cm">
          <draw:text-box>
            <text:p><text:span text:style-name="T1">Geoterminen lämpövuo</text:span></text:p>
          </draw:text-box>
        </draw:frame>
        <draw:frame draw:style-name="gr14" draw:text-style-name="P5" draw:layer="layout" svg:width="11.217cm" svg:height="4.035cm" svg:x="43.7cm" svg:y="20.402cm">
          <draw:text-box>
            <text:p text:style-name="P4"><text:span text:style-name="T1">Lämmöneriste</text:span></text:p>
            <text:p text:style-name="P4"><text:span text:style-name="T1">(ulkoreuna)</text:span></text:p>
          </draw:text-box>
        </draw:frame>
        <draw:line draw:style-name="gr15" draw:text-style-name="P2" draw:layer="layout" svg:x1="57.1cm" svg:y1="22.351cm" svg:x2="59.5cm" svg:y2="22.351cm">
          <text:p/>
        </draw:line>
        <draw:line draw:style-name="gr16" draw:text-style-name="P1" draw:layer="layout" svg:x1="57.4cm" svg:y1="22.351cm" svg:x2="54.9cm" svg:y2="22.351cm">
          <text:p/>
        </draw:line>
        <draw:line draw:style-name="gr12" draw:text-style-name="P2" draw:layer="layout" svg:x1="72.551cm" svg:y1="22.252cm" svg:x2="68cm" svg:y2="22.301cm">
          <text:p/>
        </draw:line>
        <draw:frame draw:style-name="gr14" draw:text-style-name="P3" draw:layer="layout" svg:width="12.626cm" svg:height="4.035cm" svg:x="72.501cm" svg:y="20.302cm">
          <draw:text-box>
            <text:p><text:span text:style-name="T1">Lämmöneriste</text:span></text:p>
            <text:p><text:span text:style-name="T1">(symmetriataso)</text:span></text:p>
          </draw:text-box>
        </draw:frame>
        <draw:line draw:style-name="gr12" draw:text-style-name="P2" draw:layer="layout" svg:x1="54.903cm" svg:y1="26.258cm" svg:x2="60.398cm" svg:y2="23.695cm">
          <text:p/>
        </draw:line>
        <draw:frame draw:style-name="gr14" draw:text-style-name="P5" draw:layer="layout" svg:width="11.217cm" svg:height="4.035cm" draw:transform="skewX (-8.22798569882537E-017) rotate (0.4363323129985) translate (43.774cm 29.172cm)">
          <draw:text-box>
            <text:p text:style-name="P4"><text:span text:style-name="T1">Lämmöneriste</text:span></text:p>
            <text:p text:style-name="P4"><text:span text:style-name="T1">(ulkoreuna)</text:span></text:p>
          </draw:text-box>
        </draw:frame>
        <draw:line draw:style-name="gr15" draw:text-style-name="P2" draw:layer="layout" svg:x1="70.202cm" svg:y1="19.005cm" svg:x2="67.004cm" svg:y2="20.496cm">
          <text:p/>
        </draw:line>
        <draw:frame draw:style-name="gr14" draw:text-style-name="P3" draw:layer="layout" svg:width="12.626cm" svg:height="4.035cm" draw:transform="skewX (-7.30985535514556E-017) rotate (0.4363323129985) translate (71.9cm 16.159cm)">
          <draw:text-box>
            <text:p><text:span text:style-name="T1">Lämmöneriste</text:span></text:p>
            <text:p><text:span text:style-name="T1">(symmetriataso)</text:span></text:p>
          </draw:text-box>
        </draw:frame>
        <draw:line draw:style-name="gr18" draw:text-style-name="P1" draw:layer="layout" svg:x1="70.076cm" svg:y1="19.052cm" svg:x2="72.509cm" svg:y2="17.918cm">
          <text:p/>
        </draw:line>
        <draw:line draw:style-name="gr12" draw:text-style-name="P2" draw:layer="layout" svg:x1="63.551cm" svg:y1="1.699cm" svg:x2="63.551cm" svg:y2="5.8cm">
          <text:p/>
        </draw:line>
        <draw:frame draw:style-name="gr13" draw:text-style-name="P3" draw:layer="layout" svg:width="17.609cm" svg:height="2.143cm" svg:x="54.747cm" svg:y="-0.099cm">
          <draw:text-box>
            <text:p><text:span text:style-name="T1">Maanpinnan lämpövuo</text:span></text:p>
          </draw:text-box>
        </draw:frame>
        <draw:line draw:style-name="gr6" draw:text-style-name="P2" draw:layer="layout" svg:x1="22.594cm" svg:y1="6.356cm" svg:x2="26.605cm" svg:y2="4.6cm">
          <text:p/>
        </draw:line>
        <draw:line draw:style-name="gr6" draw:text-style-name="P2" draw:layer="layout" svg:x1="26.555cm" svg:y1="4.656cm" svg:x2="26.555cm" svg:y2="37.5cm">
          <text:p/>
        </draw:line>
        <draw:line draw:style-name="gr12" draw:text-style-name="P2" draw:layer="layout" svg:x1="30.801cm" svg:y1="9.7cm" svg:x2="26.7cm" svg:y2="9.7cm">
          <text:p/>
        </draw:line>
        <draw:frame draw:style-name="gr20" draw:text-style-name="P3" draw:layer="layout" svg:width="7.741cm" svg:height="2.143cm" svg:x="31.059cm" svg:y="8.657cm">
          <draw:text-box>
            <text:p><text:span text:style-name="T1">Porareikä</text:span></text:p>
          </draw:text-box>
        </draw:frame>
        <draw:line draw:style-name="gr12" draw:text-style-name="P2" draw:layer="layout" svg:x1="72.901cm" svg:y1="9.701cm" svg:x2="68.8cm" svg:y2="9.701cm">
          <text:p/>
        </draw:line>
        <draw:frame draw:style-name="gr20" draw:text-style-name="P3" draw:layer="layout" svg:width="7.741cm" svg:height="2.143cm" svg:x="73.159cm" svg:y="8.658cm">
          <draw:text-box>
            <text:p><text:span text:style-name="T1">Porareikä</text:span></text:p>
          </draw:text-box>
        </draw:frame>
        <draw:line draw:style-name="gr21" draw:text-style-name="P1" draw:layer="layout" svg:x1="14.999cm" svg:y1="53.943cm" svg:x2="14.999cm" svg:y2="75.143cm">
          <text:p/>
        </draw:line>
        <draw:line draw:style-name="gr22" draw:text-style-name="P1" draw:layer="layout" svg:x1="18.2cm" svg:y1="53.7cm" svg:x2="18.199cm" svg:y2="75.143cm">
          <text:p/>
        </draw:line>
        <draw:line draw:style-name="gr22" draw:text-style-name="P1" draw:layer="layout" svg:x1="19.2cm" svg:y1="53.7cm" svg:x2="19.199cm" svg:y2="75.043cm">
          <text:p/>
        </draw:line>
        <draw:line draw:style-name="gr6" draw:text-style-name="P2" draw:layer="layout" svg:x1="24.1cm" svg:y1="75cm" svg:x2="24.11cm" svg:y2="53.716cm">
          <text:p/>
        </draw:line>
        <draw:line draw:style-name="gr6" draw:text-style-name="P2" draw:layer="layout" svg:x1="20.4cm" svg:y1="78.3cm" svg:x2="20.41cm" svg:y2="57.016cm">
          <text:p/>
        </draw:line>
        <draw:line draw:style-name="gr6" draw:text-style-name="P2" draw:layer="layout" svg:x1="22.705cm" svg:y1="76.2cm" svg:x2="22.704cm" svg:y2="54.916cm">
          <text:p/>
        </draw:line>
        <draw:line draw:style-name="gr6" draw:text-style-name="P2" draw:layer="layout" svg:x1="22.105cm" svg:y1="76.8cm" svg:x2="22.104cm" svg:y2="55.516cm">
          <text:p/>
        </draw:line>
        <draw:g>
          <draw:polygon draw:style-name="gr23" draw:text-style-name="P1" draw:layer="layout" svg:width="9.099cm" svg:height="3.299cm" svg:x="15cm" svg:y="53.7cm" svg:viewBox="0 0 9100 3300" draw:points="9100,0 0,0 0,200 0,300 100,700 200,900 400,1200 800,1600 1200,1900 1700,2200 2300,2500 2800,2700 3400,2900 4100,3100 4600,3200 5400,3300">
            <text:p/>
          </draw:polygon>
          <draw:polygon draw:style-name="gr24" draw:text-style-name="P1" draw:layer="layout" svg:width="5.799cm" svg:height="1.799cm" svg:x="18.2cm" svg:y="53.7cm" svg:viewBox="0 0 5800 1800" draw:points="5800,0 0,0 100,400 300,700 700,1000 1100,1200 1600,1400 2000,1500 2800,1700 3900,1800">
            <text:p/>
          </draw:polygon>
          <draw:polygon draw:style-name="gr25" draw:text-style-name="P1" draw:layer="layout" svg:width="4.899cm" svg:height="1.199cm" svg:x="19.2cm" svg:y="53.7cm" svg:viewBox="0 0 4900 1200" draw:points="4900,0 0,0 100,200 400,500 800,700 1100,800 1500,900 2100,1000 2700,1100 3500,1200">
            <text:p/>
          </draw:polygon>
        </draw:g>
        <draw:line draw:style-name="gr12" draw:text-style-name="P2" draw:layer="layout" svg:x1="14.699cm" svg:y1="50.843cm" svg:x2="17.099cm" svg:y2="54.943cm">
          <text:p/>
        </draw:line>
        <draw:frame draw:style-name="gr26" draw:text-style-name="P6" draw:layer="layout" svg:width="14.713cm" svg:height="2.476cm" svg:x="4.7cm" svg:y="48.844cm">
          <draw:text-box>
            <text:p text:style-name="P1"><text:span text:style-name="T1">Vakiolämpötila (</text:span><text:span text:style-name="T2">T</text:span><text:span text:style-name="T3">1</text:span><text:span text:style-name="T1">)</text:span></text:p>
          </draw:text-box>
        </draw:frame>
        <draw:frame draw:style-name="gr14" draw:text-style-name="P3" draw:layer="layout" svg:width="11.217cm" svg:height="2.143cm" svg:x="20.399cm" svg:y="46.5cm">
          <draw:text-box>
            <text:p><text:span text:style-name="T1">Lämmöneriste</text:span></text:p>
          </draw:text-box>
        </draw:frame>
        <draw:line draw:style-name="gr12" draw:text-style-name="P2" draw:layer="layout" svg:x1="22cm" svg:y1="48.5cm" svg:x2="20.4cm" svg:y2="54.9cm">
          <text:p/>
        </draw:line>
        <draw:line draw:style-name="gr12" draw:text-style-name="P2" draw:layer="layout" svg:x1="21.974cm" svg:y1="48.443cm" svg:x2="21.974cm" svg:y2="54.243cm">
          <text:p/>
        </draw:line>
        <draw:line draw:style-name="gr6" draw:text-style-name="P2" draw:layer="layout" svg:x1="55.2cm" svg:y1="75cm" svg:x2="55.21cm" svg:y2="53.716cm">
          <text:p/>
        </draw:line>
        <draw:line draw:style-name="gr6" draw:text-style-name="P2" draw:layer="layout" svg:x1="72.39cm" svg:y1="75cm" svg:x2="72.4cm" svg:y2="53.716cm">
          <text:p/>
        </draw:line>
        <draw:g>
          <draw:polygon draw:style-name="gr23" draw:text-style-name="P1" draw:layer="layout" svg:width="17.199cm" svg:height="3.499cm" svg:x="55.2cm" svg:y="75.001cm" svg:viewBox="0 0 17200 3500" draw:points="8600,3500 7453,3472 6370,3386 5328,3240 4300,3031 3804,2906 3341,2773 2910,2631 2509,2479 2135,2316 1785,2140 1458,1952 1152,1750 875,1541 638,1332 534,1227 440,1121 355,1015 279,907 213,799 156,690 108,579 69,467 38,353 17,237 4,120 0,0 17200,0 17196,120 17183,237 17162,353 17131,467 17092,579 17044,690 16987,799 16921,907 16845,1015 16760,1121 16666,1227 16562,1332 16325,1541 16048,1750 15742,1952 15415,2140 15065,2316 14691,2479 14290,2631 13859,2773 13396,2906 12900,3031 11872,3240 10830,3386 9747,3472">
            <text:p/>
          </draw:polygon>
          <draw:polygon draw:style-name="gr24" draw:text-style-name="P1" draw:layer="layout" svg:width="10.499cm" svg:height="1.849cm" svg:x="58.55cm" svg:y="75.001cm" svg:viewBox="0 0 10500 1850" draw:points="5250,1850 4550,1835 3889,1790 3252,1713 2625,1602 2040,1466 1777,1391 1532,1310 1303,1224 1090,1131 890,1032 703,925 534,815 390,704 326,648 268,593 217,536 170,480 130,422 95,365 66,306 42,247 23,187 10,125 3,63 0,0 10500,0 10497,63 10490,125 10477,187 10458,247 10434,306 10405,365 10370,422 10330,480 10283,536 10232,593 10174,648 10110,704 9966,815 9797,925 9610,1032 9410,1131 9197,1224 8968,1310 8723,1391 8460,1466 7875,1602 7248,1713 6611,1790 5950,1835">
            <text:p/>
          </draw:polygon>
          <draw:polygon draw:style-name="gr25" draw:text-style-name="P1" draw:layer="layout" svg:width="8.399cm" svg:height="1.099cm" svg:x="59.6cm" svg:y="75.001cm" svg:viewBox="0 0 8400 1100" draw:points="4200,1100 3640,1091 3111,1064 2602,1018 2100,953 1632,872 1225,779 1042,728 872,673 712,613 563,550 428,484 312,419 215,352 173,319 136,285 104,251 76,217 53,182 34,147 19,111 8,75 2,38 0,0 8400,0 8398,38 8392,75 8381,111 8366,147 8347,182 8324,217 8296,251 8264,285 8227,319 8185,352 8088,419 7972,484 7837,550 7688,613 7528,673 7358,728 7175,779 6768,872 6300,953 5798,1018 5289,1064 4760,1091">
            <text:p/>
          </draw:polygon>
        </draw:g>
        <draw:line draw:style-name="gr22" draw:text-style-name="P1" draw:layer="layout" svg:x1="58.601cm" svg:y1="53.757cm" svg:x2="58.6cm" svg:y2="75.1cm">
          <text:p/>
        </draw:line>
        <draw:line draw:style-name="gr22" draw:text-style-name="P1" draw:layer="layout" svg:x1="59.602cm" svg:y1="53.758cm" svg:x2="59.601cm" svg:y2="75.101cm">
          <text:p/>
        </draw:line>
        <draw:line draw:style-name="gr22" draw:text-style-name="P1" draw:layer="layout" svg:x1="68.103cm" svg:y1="53.759cm" svg:x2="68.102cm" svg:y2="75.102cm">
          <text:p/>
        </draw:line>
        <draw:line draw:style-name="gr22" draw:text-style-name="P1" draw:layer="layout" svg:x1="69.004cm" svg:y1="53.76cm" svg:x2="69.003cm" svg:y2="75.103cm">
          <text:p/>
        </draw:line>
        <draw:g>
          <draw:polygon draw:style-name="gr23" draw:text-style-name="P1" draw:layer="layout" svg:width="17.199cm" svg:height="3.499cm" svg:x="55.2cm" svg:y="53.7cm" svg:viewBox="0 0 17200 3500" draw:points="8600,3500 7453,3472 6370,3386 5328,3240 4300,3031 3804,2906 3341,2773 2910,2631 2509,2479 2135,2316 1785,2140 1458,1952 1152,1750 875,1541 638,1332 534,1227 440,1121 355,1015 279,907 213,799 156,690 108,579 69,467 38,353 17,237 4,120 0,0 17200,0 17196,120 17183,237 17162,353 17131,467 17092,579 17044,690 16987,799 16921,907 16845,1015 16760,1121 16666,1227 16562,1332 16325,1541 16048,1750 15742,1952 15415,2140 15065,2316 14691,2479 14290,2631 13859,2773 13396,2906 12900,3031 11872,3240 10830,3386 9747,3472">
            <text:p/>
          </draw:polygon>
          <draw:polygon draw:style-name="gr24" draw:text-style-name="P1" draw:layer="layout" svg:width="10.499cm" svg:height="1.849cm" svg:x="58.55cm" svg:y="53.7cm" svg:viewBox="0 0 10500 1850" draw:points="5250,1850 4550,1835 3889,1790 3252,1713 2625,1602 2040,1466 1777,1391 1532,1310 1303,1224 1090,1131 890,1032 703,925 534,815 390,704 326,648 268,593 217,536 170,480 130,422 95,365 66,306 42,247 23,187 10,125 3,63 0,0 10500,0 10497,63 10490,125 10477,187 10458,247 10434,306 10405,365 10370,422 10330,480 10283,536 10232,593 10174,648 10110,704 9966,815 9797,925 9610,1032 9410,1131 9197,1224 8968,1310 8723,1391 8460,1466 7875,1602 7248,1713 6611,1790 5950,1835">
            <text:p/>
          </draw:polygon>
          <draw:polygon draw:style-name="gr25" draw:text-style-name="P1" draw:layer="layout" svg:width="8.399cm" svg:height="1.099cm" svg:x="59.6cm" svg:y="53.7cm" svg:viewBox="0 0 8400 1100" draw:points="4200,1100 3640,1091 3111,1064 2602,1018 2100,953 1632,872 1225,779 1042,728 872,673 712,613 563,550 428,484 312,419 215,352 173,319 136,285 104,251 76,217 53,182 34,147 19,111 8,75 2,38 0,0 8400,0 8398,38 8392,75 8381,111 8366,147 8347,182 8324,217 8296,251 8264,285 8227,319 8185,352 8088,419 7972,484 7837,550 7688,613 7528,673 7358,728 7175,779 6768,872 6300,953 5798,1018 5289,1064 4760,1091">
            <text:p/>
          </draw:polygon>
        </draw:g>
        <draw:frame draw:style-name="gr27" draw:text-style-name="P6" draw:layer="layout" svg:width="11.17cm" svg:height="2.476cm" svg:x="14.7cm" svg:y="79.7cm">
          <draw:text-box>
            <text:p text:style-name="P1"><text:span text:style-name="T1">Lämpötila (</text:span><text:span text:style-name="T2">T</text:span><text:span text:style-name="T4">2</text:span><text:span text:style-name="T1">)</text:span></text:p>
          </draw:text-box>
        </draw:frame>
        <draw:frame draw:style-name="gr28" draw:text-style-name="P6" draw:layer="layout" svg:width="2.005cm" svg:height="2.143cm" svg:x="17.2cm" svg:y="75.6cm">
          <draw:text-box>
            <text:p text:style-name="P1"><text:span text:style-name="T2">P</text:span></text:p>
          </draw:text-box>
        </draw:frame>
        <draw:line draw:style-name="gr12" draw:text-style-name="P2" draw:layer="layout" svg:x1="55.283cm" svg:y1="50.9cm" svg:x2="57.683cm" svg:y2="55cm">
          <text:p/>
        </draw:line>
        <draw:frame draw:style-name="gr26" draw:text-style-name="P6" draw:layer="layout" svg:width="14.713cm" svg:height="2.476cm" svg:x="45.284cm" svg:y="48.901cm">
          <draw:text-box>
            <text:p text:style-name="P1"><text:span text:style-name="T1">Vakiolämpötila (</text:span><text:span text:style-name="T2">T</text:span><text:span text:style-name="T3">1</text:span><text:span text:style-name="T1">)</text:span></text:p>
          </draw:text-box>
        </draw:frame>
        <draw:frame draw:style-name="gr14" draw:text-style-name="P3" draw:layer="layout" svg:width="11.217cm" svg:height="2.143cm" svg:x="60.983cm" svg:y="46.557cm">
          <draw:text-box>
            <text:p><text:span text:style-name="T1">Lämmöneriste</text:span></text:p>
          </draw:text-box>
        </draw:frame>
        <draw:line draw:style-name="gr12" draw:text-style-name="P2" draw:layer="layout" svg:x1="62.584cm" svg:y1="48.557cm" svg:x2="60.984cm" svg:y2="54.957cm">
          <text:p/>
        </draw:line>
        <draw:line draw:style-name="gr12" draw:text-style-name="P2" draw:layer="layout" svg:x1="62.558cm" svg:y1="48.5cm" svg:x2="62.558cm" svg:y2="54.3cm">
          <text:p/>
        </draw:line>
        <draw:frame draw:style-name="gr27" draw:text-style-name="P6" draw:layer="layout" svg:width="11.17cm" svg:height="2.476cm" svg:x="56.689cm" svg:y="79.5cm">
          <draw:text-box>
            <text:p text:style-name="P1"><text:span text:style-name="T1">Lämpötila (</text:span><text:span text:style-name="T2">T</text:span><text:span text:style-name="T4">2</text:span><text:span text:style-name="T1">)</text:span></text:p>
          </draw:text-box>
        </draw:frame>
        <draw:frame draw:style-name="gr11" draw:text-style-name="P3" draw:layer="layout" svg:width="2.005cm" svg:height="2.143cm" svg:x="0.445cm" svg:y="45.559cm">
          <draw:text-box>
            <text:p><text:span text:style-name="T1">c)</text:span></text:p>
          </draw:text-box>
        </draw:frame>
        <draw:frame draw:style-name="gr11" draw:text-style-name="P3" draw:layer="layout" svg:width="2.005cm" svg:height="2.143cm" svg:x="43.8cm" svg:y="45.559cm">
          <draw:text-box>
            <text:p><text:span text:style-name="T1">d)</text:span></text:p>
          </draw:text-box>
        </draw:frame>
        <draw:frame draw:style-name="gr11" draw:text-style-name="P6" draw:layer="layout" svg:width="2.005cm" svg:height="2.143cm" svg:x="57.6cm" svg:y="75.6cm">
          <draw:text-box>
            <text:p text:style-name="P1"><text:span text:style-name="T2">P</text:span></text:p>
          </draw:text-box>
        </draw:frame>
        <draw:line draw:style-name="gr5" draw:text-style-name="P2" draw:layer="layout" svg:x1="67.5cm" svg:y1="33.5cm" svg:x2="68.7cm" svg:y2="33.5cm">
          <text:p/>
        </draw:line>
        <draw:line draw:style-name="gr5" draw:text-style-name="P2" draw:layer="layout" svg:x1="25.9cm" svg:y1="33.5cm" svg:x2="26.6cm" svg:y2="33.514cm">
          <text:p/>
        </draw:line>
        <draw:line draw:style-name="gr12" draw:text-style-name="P2" draw:layer="layout" svg:x1="28.051cm" svg:y1="59.451cm" svg:x2="23.5cm" svg:y2="59.5cm">
          <text:p/>
        </draw:line>
        <draw:line draw:style-name="gr12" draw:text-style-name="P2" draw:layer="layout" svg:x1="26.851cm" svg:y1="64.827cm" svg:x2="22.3cm" svg:y2="64.876cm">
          <text:p/>
        </draw:line>
        <draw:line draw:style-name="gr12" draw:text-style-name="P2" draw:layer="layout" svg:x1="25.9cm" svg:y1="69.8cm" svg:x2="21.349cm" svg:y2="69.849cm">
          <text:p/>
        </draw:line>
        <draw:frame draw:style-name="gr14" draw:text-style-name="P3" draw:layer="layout" svg:width="14.79cm" svg:height="4.368cm" svg:x="28.2cm" svg:y="57.265cm">
          <draw:text-box>
            <text:p><text:span text:style-name="T1">Lämmönsiirtoneste</text:span></text:p>
            <text:p><text:span text:style-name="T1">(</text:span><text:span text:style-name="T5">u</text:span><text:span text:style-name="T1"> = </text:span><text:span text:style-name="T2">w</text:span><text:span text:style-name="T3">2 </text:span><text:span text:style-name="T5">k</text:span><text:span text:style-name="T6">)</text:span></text:p>
          </draw:text-box>
        </draw:frame>
        <draw:frame draw:style-name="gr14" draw:text-style-name="P3" draw:layer="layout" svg:width="11.217cm" svg:height="4.035cm" svg:x="27cm" svg:y="62.766cm">
          <draw:text-box>
            <text:p><text:span text:style-name="T1">Muoviputki</text:span></text:p>
            <text:p><text:span text:style-name="T1">(</text:span><text:span text:style-name="T5">u</text:span><text:span text:style-name="T1"> = </text:span><text:span text:style-name="T5">0</text:span><text:span text:style-name="T1">)</text:span></text:p>
          </draw:text-box>
        </draw:frame>
        <draw:frame draw:style-name="gr14" draw:text-style-name="P3" draw:layer="layout" svg:width="14.79cm" svg:height="4.368cm" svg:x="26.201cm" svg:y="67.667cm">
          <draw:text-box>
            <text:p><text:span text:style-name="T1">Lämmönsiirtoneste</text:span></text:p>
            <text:p><text:span text:style-name="T1">(</text:span><text:span text:style-name="T7">u</text:span><text:span text:style-name="T1"> = </text:span><text:span text:style-name="T8">−</text:span><text:span text:style-name="T2">w</text:span><text:span text:style-name="T3">1 </text:span><text:span text:style-name="T5">k</text:span><text:span text:style-name="T1">)</text:span></text:p>
          </draw:text-box>
        </draw:frame>
        <draw:line draw:style-name="gr12" draw:text-style-name="P2" draw:layer="layout" svg:x1="74.3cm" svg:y1="59.2cm" svg:x2="70.9cm" svg:y2="59.2cm">
          <text:p/>
        </draw:line>
        <draw:line draw:style-name="gr12" draw:text-style-name="P2" draw:layer="layout" svg:x1="74.3cm" svg:y1="64.9cm" svg:x2="68.6cm" svg:y2="64.876cm">
          <text:p/>
        </draw:line>
        <draw:line draw:style-name="gr12" draw:text-style-name="P2" draw:layer="layout" svg:x1="74.3cm" svg:y1="69.8cm" svg:x2="65.849cm" svg:y2="69.849cm">
          <text:p/>
        </draw:line>
        <draw:frame draw:style-name="gr14" draw:text-style-name="P3" draw:layer="layout" svg:width="14.79cm" svg:height="4.368cm" svg:x="74.301cm" svg:y="57.265cm">
          <draw:text-box>
            <text:p><text:span text:style-name="T1">Lämmönsiirtoneste</text:span></text:p>
            <text:p><text:span text:style-name="T1">(</text:span><text:span text:style-name="T5">u</text:span><text:span text:style-name="T1"> = </text:span><text:span text:style-name="T8">−</text:span><text:span text:style-name="T2">w</text:span><text:span text:style-name="T3">1 </text:span><text:span text:style-name="T5">k</text:span><text:span text:style-name="T6">)</text:span></text:p>
          </draw:text-box>
        </draw:frame>
        <draw:frame draw:style-name="gr14" draw:text-style-name="P3" draw:layer="layout" svg:width="11.217cm" svg:height="4.035cm" svg:x="74.301cm" svg:y="62.766cm">
          <draw:text-box>
            <text:p><text:span text:style-name="T1">Muoviputki</text:span></text:p>
            <text:p><text:span text:style-name="T1">(</text:span><text:span text:style-name="T5">u</text:span><text:span text:style-name="T1"> = </text:span><text:span text:style-name="T5">0</text:span><text:span text:style-name="T1">)</text:span></text:p>
          </draw:text-box>
        </draw:frame>
        <draw:frame draw:style-name="gr14" draw:text-style-name="P3" draw:layer="layout" svg:width="14.79cm" svg:height="4.368cm" svg:x="74.301cm" svg:y="67.667cm">
          <draw:text-box>
            <text:p><text:span text:style-name="T1">Lämmönsiirtoneste</text:span></text:p>
            <text:p><text:span text:style-name="T1">(</text:span><text:span text:style-name="T7">u</text:span><text:span text:style-name="T1"> = </text:span><text:span text:style-name="T2">w</text:span><text:span text:style-name="T3">2 </text:span><text:span text:style-name="T5">k</text:span><text:span text:style-name="T1">)</text:span></text:p>
          </draw:text-box>
        </draw:frame>
        <draw:line draw:style-name="gr12" draw:text-style-name="P2" draw:layer="layout" svg:x1="28.934cm" svg:y1="35.409cm" svg:x2="24.383cm" svg:y2="35.458cm">
          <text:p/>
        </draw:line>
        <draw:frame draw:style-name="gr14" draw:text-style-name="P3" draw:layer="layout" svg:width="11.217cm" svg:height="4.035cm" svg:x="29.001cm" svg:y="33.416cm">
          <draw:text-box>
            <text:p><text:span text:style-name="T1">Kallio</text:span></text:p>
            <text:p><text:span text:style-name="T1">(</text:span><text:span text:style-name="T5">u</text:span><text:span text:style-name="T1"> = </text:span><text:span text:style-name="T5">0</text:span><text:span text:style-name="T1">)</text:span></text:p>
          </draw:text-box>
        </draw:frame>
        <draw:line draw:style-name="gr12" draw:text-style-name="P2" draw:layer="layout" svg:x1="72.434cm" svg:y1="35.409cm" svg:x2="67.883cm" svg:y2="35.458cm">
          <text:p/>
        </draw:line>
        <draw:frame draw:style-name="gr14" draw:text-style-name="P3" draw:layer="layout" svg:width="11.217cm" svg:height="4.035cm" svg:x="72.501cm" svg:y="33.416cm">
          <draw:text-box>
            <text:p><text:span text:style-name="T1">Kallio</text:span></text:p>
            <text:p><text:span text:style-name="T1">(</text:span><text:span text:style-name="T5">u</text:span><text:span text:style-name="T1"> = </text:span><text:span text:style-name="T5">0</text:span><text:span text:style-name="T1">)</text:span></text:p>
          </draw:text-box>
        </draw:frame>
        <draw:path draw:style-name="gr29" draw:text-style-name="P1" draw:layer="layout" svg:width="3.165cm" svg:height="4.073cm" svg:x="18.534cm" svg:y="75.4cm" svg:viewBox="0 0 3166 4074" svg:d="M0 1678c0 3100 3700 3822 3100-1678">
          <text:p/>
        </draw:path>
        <draw:g>
          <draw:line draw:style-name="gr30" draw:text-style-name="P1" draw:layer="layout" svg:x1="18.6cm" svg:y1="77.936cm" svg:x2="18.667cm" svg:y2="78.174cm">
            <text:p/>
          </draw:line>
          <draw:line draw:style-name="gr30" draw:text-style-name="P1" draw:layer="layout" svg:x1="18.667cm" svg:y1="78.174cm" svg:x2="18.75cm" svg:y2="78.395cm">
            <text:p/>
          </draw:line>
          <draw:line draw:style-name="gr30" draw:text-style-name="P1" draw:layer="layout" svg:x1="18.749cm" svg:y1="78.394cm" svg:x2="18.846cm" svg:y2="78.597cm">
            <text:p/>
          </draw:line>
          <draw:line draw:style-name="gr30" draw:text-style-name="P1" draw:layer="layout" svg:x1="18.847cm" svg:y1="78.598cm" svg:x2="18.957cm" svg:y2="78.783cm">
            <text:p/>
          </draw:line>
          <draw:line draw:style-name="gr30" draw:text-style-name="P1" draw:layer="layout" svg:x1="18.956cm" svg:y1="78.783cm" svg:x2="19.077cm" svg:y2="78.949cm">
            <text:p/>
          </draw:line>
          <draw:line draw:style-name="gr30" draw:text-style-name="P1" draw:layer="layout" svg:x1="19.078cm" svg:y1="78.949cm" svg:x2="19.209cm" svg:y2="79.096cm">
            <text:p/>
          </draw:line>
          <draw:line draw:style-name="gr30" draw:text-style-name="P1" draw:layer="layout" svg:x1="19.209cm" svg:y1="79.096cm" svg:x2="19.349cm" svg:y2="79.222cm">
            <text:p/>
          </draw:line>
          <draw:line draw:style-name="gr30" draw:text-style-name="P1" draw:layer="layout" svg:x1="19.349cm" svg:y1="79.222cm" svg:x2="19.496cm" svg:y2="79.327cm">
            <text:p/>
          </draw:line>
          <draw:line draw:style-name="gr30" draw:text-style-name="P1" draw:layer="layout" svg:x1="19.496cm" svg:y1="79.328cm" svg:x2="19.648cm" svg:y2="79.412cm">
            <text:p/>
          </draw:line>
          <draw:line draw:style-name="gr30" draw:text-style-name="P1" draw:layer="layout" svg:x1="19.648cm" svg:y1="79.412cm" svg:x2="19.804cm" svg:y2="79.473cm">
            <text:p/>
          </draw:line>
          <draw:line draw:style-name="gr30" draw:text-style-name="P1" draw:layer="layout" svg:x1="19.805cm" svg:y1="79.473cm" svg:x2="19.964cm" svg:y2="79.511cm">
            <text:p/>
          </draw:line>
          <draw:line draw:style-name="gr30" draw:text-style-name="P1" draw:layer="layout" svg:x1="19.964cm" svg:y1="79.511cm" svg:x2="20.124cm" svg:y2="79.526cm">
            <text:p/>
          </draw:line>
          <draw:line draw:style-name="gr30" draw:text-style-name="P1" draw:layer="layout" svg:x1="20.124cm" svg:y1="79.526cm" svg:x2="20.284cm" svg:y2="79.516cm">
            <text:p/>
          </draw:line>
          <draw:line draw:style-name="gr30" draw:text-style-name="P1" draw:layer="layout" svg:x1="20.284cm" svg:y1="79.516cm" svg:x2="20.442cm" svg:y2="79.481cm">
            <text:p/>
          </draw:line>
          <draw:line draw:style-name="gr30" draw:text-style-name="P1" draw:layer="layout" svg:x1="20.442cm" svg:y1="79.481cm" svg:x2="20.597cm" svg:y2="79.42cm">
            <text:p/>
          </draw:line>
          <draw:line draw:style-name="gr30" draw:text-style-name="P1" draw:layer="layout" svg:x1="20.597cm" svg:y1="79.42cm" svg:x2="20.747cm" svg:y2="79.332cm">
            <text:p/>
          </draw:line>
          <draw:line draw:style-name="gr30" draw:text-style-name="P1" draw:layer="layout" svg:x1="20.748cm" svg:y1="79.332cm" svg:x2="20.892cm" svg:y2="79.217cm">
            <text:p/>
          </draw:line>
          <draw:line draw:style-name="gr30" draw:text-style-name="P1" draw:layer="layout" svg:x1="20.892cm" svg:y1="79.217cm" svg:x2="21.029cm" svg:y2="79.074cm">
            <text:p/>
          </draw:line>
          <draw:line draw:style-name="gr30" draw:text-style-name="P1" draw:layer="layout" svg:x1="21.028cm" svg:y1="79.075cm" svg:x2="21.155cm" svg:y2="78.903cm">
            <text:p/>
          </draw:line>
          <draw:line draw:style-name="gr30" draw:text-style-name="P1" draw:layer="layout" svg:x1="21.156cm" svg:y1="78.903cm" svg:x2="21.273cm" svg:y2="78.702cm">
            <text:p/>
          </draw:line>
          <draw:line draw:style-name="gr30" draw:text-style-name="P1" draw:layer="layout" svg:x1="21.273cm" svg:y1="78.701cm" svg:x2="21.378cm" svg:y2="78.47cm">
            <text:p/>
          </draw:line>
          <draw:line draw:style-name="gr30" draw:text-style-name="P1" draw:layer="layout" svg:x1="21.378cm" svg:y1="78.47cm" svg:x2="21.469cm" svg:y2="78.208cm">
            <text:p/>
          </draw:line>
          <draw:line draw:style-name="gr30" draw:text-style-name="P1" draw:layer="layout" svg:x1="21.469cm" svg:y1="78.209cm" svg:x2="21.546cm" svg:y2="77.915cm">
            <text:p/>
          </draw:line>
          <draw:line draw:style-name="gr30" draw:text-style-name="P1" draw:layer="layout" svg:x1="21.546cm" svg:y1="77.915cm" svg:x2="21.648cm" svg:y2="77.23cm">
            <text:p/>
          </draw:line>
        </draw:g>
        <draw:path draw:style-name="gr29" draw:text-style-name="P1" draw:layer="layout" svg:width="3.165cm" svg:height="4.073cm" svg:x="60.734cm" svg:y="75.174cm" svg:viewBox="0 0 3166 4074" svg:d="M0 1678c0 3100 3700 3822 3100-1678">
          <text:p/>
        </draw:path>
        <draw:g>
          <draw:line draw:style-name="gr30" draw:text-style-name="P1" draw:layer="layout" svg:x1="60.8cm" svg:y1="77.71cm" svg:x2="60.867cm" svg:y2="77.948cm">
            <text:p/>
          </draw:line>
          <draw:line draw:style-name="gr30" draw:text-style-name="P1" draw:layer="layout" svg:x1="60.867cm" svg:y1="77.948cm" svg:x2="60.95cm" svg:y2="78.169cm">
            <text:p/>
          </draw:line>
          <draw:line draw:style-name="gr30" draw:text-style-name="P1" draw:layer="layout" svg:x1="60.949cm" svg:y1="78.168cm" svg:x2="61.046cm" svg:y2="78.371cm">
            <text:p/>
          </draw:line>
          <draw:line draw:style-name="gr30" draw:text-style-name="P1" draw:layer="layout" svg:x1="61.047cm" svg:y1="78.372cm" svg:x2="61.157cm" svg:y2="78.557cm">
            <text:p/>
          </draw:line>
          <draw:line draw:style-name="gr30" draw:text-style-name="P1" draw:layer="layout" svg:x1="61.156cm" svg:y1="78.557cm" svg:x2="61.277cm" svg:y2="78.723cm">
            <text:p/>
          </draw:line>
          <draw:line draw:style-name="gr30" draw:text-style-name="P1" draw:layer="layout" svg:x1="61.278cm" svg:y1="78.723cm" svg:x2="61.409cm" svg:y2="78.87cm">
            <text:p/>
          </draw:line>
          <draw:line draw:style-name="gr30" draw:text-style-name="P1" draw:layer="layout" svg:x1="61.409cm" svg:y1="78.87cm" svg:x2="61.549cm" svg:y2="78.996cm">
            <text:p/>
          </draw:line>
          <draw:line draw:style-name="gr30" draw:text-style-name="P1" draw:layer="layout" svg:x1="61.549cm" svg:y1="78.996cm" svg:x2="61.696cm" svg:y2="79.101cm">
            <text:p/>
          </draw:line>
          <draw:line draw:style-name="gr30" draw:text-style-name="P1" draw:layer="layout" svg:x1="61.696cm" svg:y1="79.102cm" svg:x2="61.848cm" svg:y2="79.186cm">
            <text:p/>
          </draw:line>
          <draw:line draw:style-name="gr30" draw:text-style-name="P1" draw:layer="layout" svg:x1="61.848cm" svg:y1="79.186cm" svg:x2="62.004cm" svg:y2="79.247cm">
            <text:p/>
          </draw:line>
          <draw:line draw:style-name="gr30" draw:text-style-name="P1" draw:layer="layout" svg:x1="62.005cm" svg:y1="79.247cm" svg:x2="62.164cm" svg:y2="79.285cm">
            <text:p/>
          </draw:line>
          <draw:line draw:style-name="gr30" draw:text-style-name="P1" draw:layer="layout" svg:x1="62.164cm" svg:y1="79.285cm" svg:x2="62.324cm" svg:y2="79.3cm">
            <text:p/>
          </draw:line>
          <draw:line draw:style-name="gr30" draw:text-style-name="P1" draw:layer="layout" svg:x1="62.324cm" svg:y1="79.3cm" svg:x2="62.484cm" svg:y2="79.29cm">
            <text:p/>
          </draw:line>
          <draw:line draw:style-name="gr30" draw:text-style-name="P1" draw:layer="layout" svg:x1="62.484cm" svg:y1="79.29cm" svg:x2="62.642cm" svg:y2="79.255cm">
            <text:p/>
          </draw:line>
          <draw:line draw:style-name="gr30" draw:text-style-name="P1" draw:layer="layout" svg:x1="62.642cm" svg:y1="79.255cm" svg:x2="62.797cm" svg:y2="79.194cm">
            <text:p/>
          </draw:line>
          <draw:line draw:style-name="gr30" draw:text-style-name="P1" draw:layer="layout" svg:x1="62.797cm" svg:y1="79.194cm" svg:x2="62.947cm" svg:y2="79.106cm">
            <text:p/>
          </draw:line>
          <draw:line draw:style-name="gr30" draw:text-style-name="P1" draw:layer="layout" svg:x1="62.948cm" svg:y1="79.106cm" svg:x2="63.092cm" svg:y2="78.991cm">
            <text:p/>
          </draw:line>
          <draw:line draw:style-name="gr30" draw:text-style-name="P1" draw:layer="layout" svg:x1="63.092cm" svg:y1="78.991cm" svg:x2="63.229cm" svg:y2="78.848cm">
            <text:p/>
          </draw:line>
          <draw:line draw:style-name="gr30" draw:text-style-name="P1" draw:layer="layout" svg:x1="63.228cm" svg:y1="78.849cm" svg:x2="63.355cm" svg:y2="78.677cm">
            <text:p/>
          </draw:line>
          <draw:line draw:style-name="gr30" draw:text-style-name="P1" draw:layer="layout" svg:x1="63.356cm" svg:y1="78.677cm" svg:x2="63.473cm" svg:y2="78.476cm">
            <text:p/>
          </draw:line>
          <draw:line draw:style-name="gr30" draw:text-style-name="P1" draw:layer="layout" svg:x1="63.473cm" svg:y1="78.475cm" svg:x2="63.578cm" svg:y2="78.244cm">
            <text:p/>
          </draw:line>
          <draw:line draw:style-name="gr30" draw:text-style-name="P1" draw:layer="layout" svg:x1="63.578cm" svg:y1="78.244cm" svg:x2="63.669cm" svg:y2="77.982cm">
            <text:p/>
          </draw:line>
          <draw:line draw:style-name="gr30" draw:text-style-name="P1" draw:layer="layout" svg:x1="63.669cm" svg:y1="77.983cm" svg:x2="63.746cm" svg:y2="77.689cm">
            <text:p/>
          </draw:line>
          <draw:line draw:style-name="gr30" draw:text-style-name="P1" draw:layer="layout" svg:x1="63.746cm" svg:y1="77.689cm" svg:x2="63.848cm" svg:y2="77.004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97%" draw:distance="127%"/>
    <draw:stroke-dash draw:name="Fine_20_Dashed" draw:display-name="Fine Dashed" draw:style="rect" draw:dots1="1" draw:dots1-length="0.5cm" draw:dots2="1" draw:dots2-length="0.51cm" draw:distance="0.33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89cm" fo:page-height="8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12-10T17:55:49.28</meta:creation-date>
    <dc:date>2019-08-16T09:10:15.93</dc:date>
    <meta:editing-duration>P4DT13H44M29S</meta:editing-duration>
    <meta:editing-cycles>52</meta:editing-cycles>
    <meta:generator>OpenOffice/4.1.2$Win32 OpenOffice.org_project/412m3$Build-9782</meta:generator>
    <meta:document-statistic meta:object-count="286"/>
  </office:meta>
</office:document-meta>
</file>